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68.04pt"/>
    </style:style>
    <style:style style:name="co2" style:family="table-column">
      <style:table-column-properties fo:break-before="auto" style:column-width="293.81pt"/>
    </style:style>
    <style:style style:name="co3" style:family="table-column">
      <style:table-column-properties fo:break-before="auto" style:column-width="70.16pt"/>
    </style:style>
    <style:style style:name="co4" style:family="table-column">
      <style:table-column-properties fo:break-before="auto" style:column-width="359.74pt"/>
    </style:style>
    <style:style style:name="co5" style:family="table-column">
      <style:table-column-properties fo:break-before="auto" style:column-width="75.71pt"/>
    </style:style>
    <style:style style:name="co6" style:family="table-column">
      <style:table-column-properties fo:break-before="auto" style:column-width="306.9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91.5pt" fo:break-before="auto" style:use-optimal-row-height="false"/>
    </style:style>
    <style:style style:name="ro4" style:family="table-row">
      <style:table-row-properties style:row-height="55.5pt" fo:break-before="auto" style:use-optimal-row-height="false"/>
    </style:style>
    <style:style style:name="ro5" style:family="table-row">
      <style:table-row-properties style:row-height="910.49pt" fo:break-before="auto" style:use-optimal-row-height="false"/>
    </style:style>
    <style:style style:name="ro6" style:family="table-row">
      <style:table-row-properties style:row-height="615pt" fo:break-before="auto" style:use-optimal-row-height="false"/>
    </style:style>
    <style:style style:name="ro7" style:family="table-row">
      <style:table-row-properties style:row-height="480.76pt" fo:break-before="auto" style:use-optimal-row-height="false"/>
    </style:style>
    <style:style style:name="ro8" style:family="table-row">
      <style:table-row-properties style:row-height="47.99pt" fo:break-before="auto" style:use-optimal-row-height="false"/>
    </style:style>
    <style:style style:name="ro9" style:family="table-row">
      <style:table-row-properties style:row-height="600.01pt" fo:break-before="auto" style:use-optimal-row-height="false"/>
    </style:style>
    <style:style style:name="ro10" style:family="table-row">
      <style:table-row-properties style:row-height="58.51pt" fo:break-before="auto" style:use-optimal-row-height="false"/>
    </style:style>
    <style:style style:name="ro11" style:family="table-row">
      <style:table-row-properties style:row-height="17.26pt" fo:break-before="auto" style:use-optimal-row-height="false"/>
    </style:style>
    <style:style style:name="ro12" style:family="table-row">
      <style:table-row-properties style:row-height="18.74pt" fo:break-before="auto" style:use-optimal-row-height="false"/>
    </style:style>
    <style:style style:name="ro13" style:family="table-row">
      <style:table-row-properties style:row-height="13.49pt" fo:break-before="auto" style:use-optimal-row-height="false"/>
    </style:style>
    <style:style style:name="ro14" style:family="table-row">
      <style:table-row-properties style:row-height="16.5pt" fo:break-before="auto" style:use-optimal-row-height="false"/>
    </style:style>
    <style:style style:name="ro15" style:family="table-row">
      <style:table-row-properties style:row-height="18pt" fo:break-before="auto" style:use-optimal-row-height="false"/>
    </style:style>
    <style:style style:name="ro16" style:family="table-row">
      <style:table-row-properties style:row-height="15pt" fo:break-before="auto" style:use-optimal-row-height="false"/>
    </style:style>
    <style:style style:name="ta1" style:family="table" style:master-page-name="PageStyle_5f_Respostas_20_e_20_Códificação_20_Nível_20_1">
      <style:table-properties table:display="true" style:writing-mode="lr-tb"/>
    </style:style>
    <style:style style:name="ta2" style:family="table" style:master-page-name="PageStyle_5f_Categorização_20_e_20_Refinamento_20_dos_20_Códigos">
      <style:table-properties table:display="true" style:writing-mode="lr-tb"/>
    </style:style>
    <style:style style:name="ce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8"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22"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26" style:family="table-cell" style:parent-style-name="Default">
      <style:table-cell-properties fo:background-color="#fbfbf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7" style:family="table-cell" style:parent-style-name="Default">
      <style:table-cell-properties fo:background-color="#fbfbfb"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ff"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5"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9"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1"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42" style:family="table-cell" style:parent-style-name="Default">
      <style:table-cell-properties fo:background-color="#f6b2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Helvetica" fo:font-size="11pt" fo:font-weight="normal" style:text-underline-style="none" style:text-underline-color="font-color" style:text-line-through-type="none" fo:font-style="normal" style:text-outline="false" fo:text-shadow="none" style:text-position="0% 100%" style:font-name-complex="Helvetica"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stas e Códificação Nível 1"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018" table:default-cell-style-name="Default"/>
        <table:table-row table:style-name="ro1">
          <table:table-cell table:number-columns-repeated="1024"/>
        </table:table-row>
        <table:table-row table:style-name="ro2">
          <table:table-cell table:style-name="ce1" office:value-type="string" calcext:value-type="string">
            <text:p>Pergunta</text:p>
          </table:table-cell>
          <table:table-cell table:style-name="ce1" office:value-type="string" calcext:value-type="string">
            <text:p>E1</text:p>
          </table:table-cell>
          <table:table-cell table:style-name="ce1" office:value-type="string" calcext:value-type="string">
            <text:p>E2</text:p>
          </table:table-cell>
          <table:table-cell table:style-name="ce1" office:value-type="string" calcext:value-type="string">
            <text:p>E3</text:p>
          </table:table-cell>
          <table:table-cell table:style-name="ce1" office:value-type="string" calcext:value-type="string">
            <text:p>E4</text:p>
          </table:table-cell>
          <table:table-cell table:style-name="ce1" office:value-type="string" calcext:value-type="string">
            <text:p>E5</text:p>
          </table:table-cell>
          <table:table-cell table:style-name="ce15" table:number-columns-repeated="20"/>
          <table:table-cell table:number-columns-repeated="998"/>
        </table:table-row>
        <table:table-row table:style-name="ro2">
          <table:table-cell table:style-name="ce2" office:value-type="string" calcext:value-type="string">
            <text:p>1 - Quais ferramentas tecnológicas você utiliza para realizar manutenção evolutiva? Para que você utiliza cada uma delas no seu trabalho?</text:p>
          </table:table-cell>
          <table:table-cell table:style-name="ce7" office:value-type="string" calcext:value-type="string">
            <text:p>Comecei gravando aqui. Bom vamos lá eh a primeira pergunta que eu vou te fazer aqui é o seguinte quais</text:p>
            <text:p>as ferramentas tecnológicas que você utiliza para realizar manutenção evolutiva? E pra que que você</text:p>
            <text:p>utiliza cada uma delas?</text:p>
            <text:p>ferramentas tecnológicas, você tá falando de IDE ou pra gerenciar as demandas?</text:p>
            <text:p>Gerenciar.</text:p>
            <text:p>Fala. Hoje só Redmine.</text:p>
            <text:p>Então o gerenciamento vocês só usam é redmine, é isso?</text:p>
            <text:p>Isso. Sim.</text:p>
            <text:p>E e do seu trabalho no dia a dia?</text:p>
            <text:p>Não, aí já já tem frameworks né? Pra pra usar por exemplo o controle do cluster lá da infra tem a IDE</text:p>
            <text:p>comum pra fazer a parte de codificação e uma ferramenta de de banco, né? Que é o DBI que eu tenho</text:p>
            <text:p>usado. Mas a nível mas eu acho que se for foco de de gerenciamento só de de demandas de equipe só o</text:p>
            <text:p>redmine.</text:p>
            <text:p>só o então o redmine pro gerenciamento e as outras ferramentas são as ferramentas que você utiliza para</text:p>
            <text:p>codificar de fato, né? Ai dependendo do que você for fazer. Se for codificar na linguagem vai ter um</text:p>
            <text:p>framework lá referente a linguagem, se for no banco de dados por exemplo, você deu um exemplo ai, é o</text:p>
            <text:p>Dbeever né?</text:p>
            <text:p>Isso.</text:p>
            <text:p>Que é o front que se conecta a base de dados pra você gerenciar, fazer as atividades. Então beleza,</text:p>
            <text:p>perfeito. Bom, nossa parte de ferramentas são a pergunta do das ferramentas que você utiliza e agora a</text:p>
            <text:p>parte de dificuldades, essa parte acho que vai ser interessante pra gente. Bom, na sua opinião quais são as</text:p>
            <text:p>três maiores dificuldades que você encontra durante a condução das manutenções evolutivas, ou seja, das</text:p>
            <text:p>tarefas que você tem pra desenvolver. Três ou mais ou menos é o fato esse número é só pra gente ter um</text:p>
            <text:p>um norte, né?</text:p>
          </table:table-cell>
          <table:table-cell table:style-name="ce7" office:value-type="string" calcext:value-type="string">
            <text:p>Bom, iniciei aqui. Eh eu separei as perguntas por grupos, tá? E o primeiro grupo aqui eh eu acho</text:p>
            <text:p>que até uma pergunta mais objetiva assim que é quais as ferramentas tecnológicas você utiliza pra</text:p>
            <text:p>manutenção evolutiva que é aquele tipo de tarefa que eu comentei com você. E pra que você utiliza cada</text:p>
            <text:p>cada uma delas? Essa pergunta eh você pode interpretar ela como as ferramentas que você utiliza pra você</text:p>
            <text:p>trabalhar no dia a dia tanto de gerenciamento a época quanto de programação.O outro entrevistado até interpretou</text:p>
            <text:p>isso de duas formas. Eu vou deixar você à vontade a partir de agora não vou nem comentar tanto essas</text:p>
            <text:p>perguntas que eu posso induzir também. Então assim, quais são as ferramentas que você utiliza pra</text:p>
            <text:p>realizar as tarefas de manutenção evolutiva e pra que cada uma delas serve?</text:p>
            <text:p>A gente tem ali as ferramentas de desenvolvimento, né? Propriamente dito, as ferramentas de de</text:p>
            <text:p>gerenciamento eh e as ferramentas de comunicação. aí na área de desenvolvimento são as de botar a mão</text:p>
            <text:p>na massa mesmo, né? A IDE, as ferramentas aí de ambiente mesmo, servidor web, PHP, da linguagem</text:p>
            <text:p>pra teste, né? Eh as ferramentas de acompanhamento que a gente tem o ferramenta de gerenciamento de</text:p>
            <text:p>projetos, redmine, e as comunicação que são ali a mensagem instantânea, telegram, especialmente que</text:p>
            <text:p>serve tanto pra sincronização dos requisitos com o usuário final né? Com o cliente a partir da tarefa e com</text:p>
            <text:p>a equipe né? Ou seja a execução da tarefa, dar uma orientação. E a gente em paralelo usa algumas</text:p>
            <text:p>ferramentas de acompanhamento tipo pra ajudar a medir tempo e pra melhorar a estimativa. São essas.</text:p>
            <text:p>Certo. Então é. Tem alguma ferramenta que você utiliza assim que a equipe não utiliza você pessoal assim</text:p>
            <text:p>pra trabalhar? Nas suas tarefa?</text:p>
            <text:p>Eu particularmente geralmente eu procuro compartilhar as ferramentas que eu uso. Tem ferramentas</text:p>
            <text:p>auxiliares, né? Às vezes você precisa de uma ferramenta pra verificar a diferença de código, né?</text:p>
            <text:p>Compartilhamento de diferença ali. Eu uso o “Kadif” né?</text:p>
            <text:p>É pra comparação de código que você tá falando né?</text:p>
            <text:p>É, pra comparação de código, tem também a ferramenta pra fazer tunel SSH no Windows. eh enfim, acho</text:p>
            <text:p>que é mais isso é mais isso né? Geralmente eu compartilho então o pessoal acaba usando também.</text:p>
            <text:p>Não, beleza. O fato de você compartilhar é importante pra eu saber. Por isso eu lhe fiz essa pergunta.</text:p>
            <text:p>Bom, beleza. Show,</text:p>
          </table:table-cell>
          <table:table-cell table:style-name="ce7" office:value-type="string" calcext:value-type="string">
            <text:p>Então assim que eu entrei o colega me passou uma tarefa de atualizar a wick. Eu atualizei a wick lá pra</text:p>
            <text:p>gente usar. Então eu acredito que as ferramentas que eu utilizei, fez atualização do banco de dados, fez</text:p>
            <text:p>atualização lá dos softwares utilizamos aquele programa de subir arquivo, FTP, né? Filezila.</text:p>
            <text:p>Isso, então, é exatamente as ferramentas que você utiliza pra desenvolver o seu trabalho. Por</text:p>
            <text:p>exemplo por onde você recebe a tarefa, por onde você recebe a demanda, como você se comunica?</text:p>
            <text:p>Então, verdade, a gente usou o Redmine, né? Que é onde a tarefa foi criada e, mas assim, a questão de</text:p>
            <text:p>tirar dúvidas de comunicação mesmo a gente faz pelo pelo Telegram. De tirar dúvidas de comunicação</text:p>
            <text:p>mesmo a gente faz pelo pelo Telegram nem tudo fica documentado lá gente.</text:p>
            <text:p>Certo.</text:p>
            <text:p>As ferramentas de comunicação são mais rápidas lá.</text:p>
            <text:p>São as ferramentas de comunicação instantânea né? No caso.</text:p>
            <text:p>Sim.</text:p>
            <text:p>É o Telegram. Certo?</text:p>
            <text:p>Certo. Isso.</text:p>
            <text:p>Eh então vocês tem o redmine, que é onde vocês recebem as tarefas, né? Você recebe as tarefas por</text:p>
            <text:p>ele. Pra comunicação o Telegram. Tem alguma outra?</text:p>
            <text:p>Ah, na verdade nas reuniões de sprint a gente usa o meet né.</text:p>
          </table:table-cell>
          <table:table-cell table:style-name="ce7" office:value-type="string" calcext:value-type="string">
            <text:p>Bom, então vamos lá. Eh a gente eu vou fazer perguntas pra você em</text:p>
            <text:p>grupos. A primeira aqui é o grupo de ferramentas. Algumas eu até sei eu uso, mas eu preciso que você responda da sua forma de ver, tá bom? Assim. Você é sobre ferramenta, eu sei de algumas</text:p>
            <text:p>ferramentas que a gente diz perguntarem e você responde da melhor forma que você achar melhor. Bom, primeira pergunta, quais são as ferramentas tecnológicas que você utiliza pra realizar manutenção evolutiva? Pra que você utiliza cada uma delas? Ou seja, eh durante lá a sua quinzena</text:p>
            <text:p>você recebe essas essas tarefas Como? E como você utiliza cada ferramenta dessa?</text:p>
            <text:p/>
            <text:p>Certo. Eh bom ah as as demandas né? As tarefas elas a gente recebe desse sistema. No caso a gente usa o redmine. E então aqueles eh integrantes que tem mais tempo de casa, que são os líderes de projeto, eles</text:p>
            <text:p>vão dando uma organizada ali nessa sprint e vão demandando, vão né? Vão eh dando pros pros membros menos eh experientes então que eles é os mais recentes. Eh com o tempo conforme a gente vai pegando</text:p>
            <text:p>até mais experiência a gente começa até a já criar algumas tarefas. Né? Somente nas férias de algum mero mais experiente. Mas a ferramenta basicamente seria pra pra receber administrar essa essa execução das</text:p>
            <text:p>prints é o redmine.</text:p>
          </table:table-cell>
          <table:table-cell table:style-name="ce11" office:value-type="string" calcext:value-type="string">
            <text:p>Vamos lá, eh bom, primeiro bloco de perguntas aqui refere as ferramentas, né? Que vocês usam no</text:p>
            <text:p>meu sentido, então a pergunta é o seguinte, quais as ferramentas tecnológicas que você utiliza pra</text:p>
            <text:p>realizar a manutenção evolutiva. E pra que você cada uma delas?</text:p>
            <text:p>Então basicamente é como eu estou atuando ajudando o basicamente a gente usa o né pra manter certo as</text:p>
            <text:p>pessoas envolvidas ali no no mesmo sistema, no mesmo projeto, cada uma cumprindo uma tarefa</text:p>
            <text:p>diferente e aí a gente, né? Usa muito o git pra, né? Fazer essas controle, né? Depois eh quando eu libero</text:p>
            <text:p>eu aviso o outro colega e aí ver o que que vai entrar ou não na na lá no sistema de produção. E a outra ferramenta</text:p>
            <text:p>que ajuda bastante é o próprio netbeans que tem aquela questão, aquelas questões de de inventar bugs,</text:p>
            <text:p>erros no código. Perfeito. Eh a instalação de de alguns plugins e algumas ferramentas ali que ajuda a</text:p>
            <text:p>gente dar manutenção no código porque assim a siac né? Eh é um é um mundo de de códigos né? Aí cada</text:p>
            <text:p>cada parte que você que a gente abre foi programado de uma forma diferente aí dependendo da tarefa, né?</text:p>
            <text:p>Eh teve um relatório que foi gerado direto no banco, escreveu outro relatório que foi gerado direto no</text:p>
            <text:p>código. Então o o ele tem esse entendimento que a gente tem né? Sobre o essas ferramentas eh o plugin</text:p>
            <text:p>do netbeans eu até esqueci o nome. Aquele que que verifica os erros, né?</text:p>
            <text:p>Mas surgiu o nome agora também. Mas eu sei qual é o que você está falando. H</text:p>
            <text:p>Eu vou eu vou lembrar. É X alguma coisa um debugger que tem que te ajudar bastante. Legal. E e</text:p>
            <text:p>também eu não não sei se é um se é considerado uma só ferramenta mas a forma como a equipe trabalha</text:p>
            <text:p>com o PHP usando esses frameworks – codenighter o smart, São coisas em que eu não conhecia mas que</text:p>
            <text:p>eu fui fui aprendendo a a lidar com esses frameworks né? Observei que eles trazem essa facilidade pra</text:p>
            <text:p>que pra gente que tá né? Tem ali né? Um um sistema que tem um prazo, né? Mais as facilidades pra gente,</text:p>
            <text:p>né? Aqueles eh alguns plugins também, os datatable, conheci recentemente o Datatable. E eu eu achei</text:p>
            <text:p>assim fantástico a facilidade que é o usar essa ferramenta</text:p>
            <text:p>Legal, legal. E então você falou do do meu pai, fugiu aqui, né? Do git né? Que é uma ferramenta</text:p>
            <text:p>que que é pra versionamento de código, né? Pra trabalho de pessoas em equipe. Do eu achei bem</text:p>
            <text:p>interessante o que você falou sobre a questão do Netbeans e principalmente em projetos de que</text:p>
            <text:p>pessoas teoricamente desenvolveram de forma diferente. Achei bem interessante esse comentário</text:p>
            <text:p>seu. Além dessas ferramentas também tem as ferramentas que você recebe as demandas, né?</text:p>
            <text:p>Sim tem o redmine. São lançadas as tarefas. Eh eu ainda não trabalhei com osticket diretamente, mas eu</text:p>
            <text:p>sei que eh a colega e o colega eles estão né? Estavam atuando na questão de em recebimento de</text:p>
            <text:p>solicitações no próprio sistema, o colega na siac né? Mas o com osticket eu ainda não eu ainda não lidei,</text:p>
            <text:p>mas eu sei que existe a ferramenta, né? Pra fazer esse pra fazer fazer esse suporte pro pros usuários que</text:p>
            <text:p>estão precisando de se for com alguma dúvida no sistema ou se que precisam de alguma correção ali ou</text:p>
            <text:p>de alguma informação após o prazo.</text:p>
          </table:table-cell>
          <table:table-cell table:number-columns-repeated="1018"/>
        </table:table-row>
        <table:table-row table:style-name="ro3">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2">
          <table:table-cell table:style-name="ce2" office:value-type="string" calcext:value-type="string">
            <text:p>2 - Quais são as três maiores dificuldades que você encontra durante a condução de manutenções evolutivas?</text:p>
          </table:table-cell>
          <table:table-cell table:style-name="ce7" office:value-type="string" calcext:value-type="string">
            <text:p>Eu acho que é falta de feedback de quem tá fazendo eu acho que a galera tem o hábito de só avisar na retrospectiva que não conseguiu e não ter uma comunicação tão efetiva na daily meeting.</text:p>
            <text:p/>
            <text:p>Eu acho que a gente erra muito na nas informações. Eu acho que tem pouca informação, né? Mas nas tarefas. Beleza então. Então sobre objetivo, resultado esperado (Ex.: Se quer uma tela, não tem a informação de como é essa tela, se pede pra mostrar uma quantidade de informações não fala se pode ser como uma lista, tabela… nada). Acho que é isso..</text:p>
          </table:table-cell>
          <table:table-cell table:style-name="ce7" office:value-type="string" calcext:value-type="string">
            <text:p>Interrupções, concorrência de atribuições, na primeira, né? Eh como acabo acumulando outras coisas então volta e meia tem algum eh algum problema que aparece pra ser resolvido ou problema de programação mesmo ou algum problema de algum evento que está ocorrendo ou algum problema de rede de infraestrutura, então as interrupções, ou seja coisas atravessadas que aparecem acho que são um dos maiores desafios. </text:p>
            <text:p/>
            <text:p>Eh outro desafio limitações da máquina, eu coloquei uma memóriazinha nela mas ainda está um pouco limitada estourando no espaço em disco, estourando na quantidade de memória enfim a máquina às vezes não dá conta e isso acaba sendo uma outra dificuldade e é eu acho que acho que essas ruas aí acho que essas duas.</text:p>
            <text:p/>
            <text:p>E também , distrações e a falta de motivação. Elas podem estar ligadas ou não, às vezes só distrações mesmo independente da motivação ou as vezes pode estar ligada. Por exemplo falta de motivação favorece a distração e quando a pessoa não está muito motivada, acaba tendo uma coisa mais interessante e ai já se distrai um pouco. </text:p>
          </table:table-cell>
          <table:table-cell table:style-name="ce7" office:value-type="string" calcext:value-type="string">
            <text:p>Bom, eu acho que a questão de eu ter entrado recente, não ter o entrosamento com a equipe e também não ter essa questão do presencial dificulta muito, porque às vezes como a gente está remoto, a gente não sabe o que esse outro está fazendo, a gente fica sempre aquele receio, ah, será que eu vou atrapalhar no trabalho dele, né? Será que eu devia eh tentar um pouco mais sozinho pra que a gente fica eh quebrando a cabeça, quebrando a cabeça e vai ver uma dúvida pequena que se perguntasse o outro conseguir resolver muito mais facilmente. </text:p>
            <text:p/>
            <text:p>Eh eu acredito que a situação remota também dá um pouco de receio né? Ah o remoto pra você é algo que te dá um pouco de receio pelo fato de não ter aquela aquele tira dúvida rápido, né?</text:p>
          </table:table-cell>
          <table:table-cell table:style-name="ce7" office:value-type="string" calcext:value-type="string">
            <text:p>Olha, certamente a a mais difícil é entender o problema, por quê? Porque eh geralmente são problemas que não tratei com o cliente, né? Não tratei. Então eu recebo através de um membro mais experiente que já está mais tempo no projeto. Pra ele muita coisa já é óbvia. Ele já entende do projeto, já entende da demanda, ele conversa com o cliente. E pra mim muita coisa fica solta. Então, é comum durante a sprint a ir ocorrendo e ainda não entender muito bem o que eu tenho que fazer. Eu tenho que ficar é ainda ter esse membro mais experiente pra ficar perguntando pra ele sobre exatamente o que é a tarefa até ao longo da sprint isso vai se resolvendo, vai vai esclarecendo, mas a a principal dificuldade é essa. Entender o problema. </text:p>
            <text:p/>
            <text:p>Bom, aí de maneira secundária seria como eu sou um membro eh de pouca experiência seria a parte técnica. Então realmente realizar a tarefa, mas aí como o pessoal sempre dá um suporte, né? A gente eh aprende a aprender, então a gente vai sempre resolvendo, mas pra mim especialmente pode ser que pros outros membros isso isso varie muito, mas pra mim especialmente a questão técnica ainda é uma barreira a ser eh ela é relevante, né? </text:p>
          </table:table-cell>
          <table:table-cell table:style-name="ce7" office:value-type="string" calcext:value-type="string">
            <text:p>É, inicialmente eu vou falar, né? De modo pessoal, né? Sem problemas, é isso daí mesmo. E os minha principal dificuldade. Eh, assim, eu vim na faculdade todo aquele conhecimento teórico. E em que relação à prática de desenvolvimento, né, eu eu só tive aquele aquela parte. Então, uma um uma tarefa que talvez, né, algum membro mais antigo da em menos tempo. Né, eu já demora mais um pouco porque aquilo ali por mais que eu tenha o conhecimento teórico eu fico às vezes com dificuldade de ir na prática né? Principalmente na na SIAC até eu conseguir evoluir na tarefa eu tive muita dificuldade de de compreender aquele codigo aquele código era muito diferente do do que eu eu conheci. Então, eh hoje em dia até que eu consigo lidar melhor com isso, mas né? Tem algumas, algumas novidades ali que a minha dificuldade é mesmo falta, é questão de de prática, né? Eh mas né? Aí eu acabo procurando cursos, né? Principalmente essas e o colega ele tem assim ele é ele até muito humilde no no no conhecimento dele né? Ele fala ah mas quando eu sento ali do do lado dele e ele só tem ele me dá algumas dicas ele sempre né? Tem essa essa colaboração aí eu consigo evoluir né? Mas por uma eh uma falta dessa questão minha né? De de que eu não nunca trabalhei com programação antes. Eh mas é uma dificuldade minha né? Sim. </text:p>
            <text:p/>
            <text:p>"Tá. É, e o jeito que eu ia falar já da segunda dificuldade. Perfeito. A segunda dificuldade, né? É muitas vezes, né? A a gente entrega as tarefas mas como eh né geralmente eu falo mais da SIAC assim porque é o que eu estou envolvida né? É a siac é o colega que valida, né? O que se aquilo tá bom, se aquilo tá ruim, se precisa de mudança, as necessidades geralmente é ele que me passa as informações. Perfeito. E muitas vezes ele fica sobrecarregado, porque ele atende, ele atende alguns alguns de professores, ele atende as demandas dos coordenadores que desenvolvem o sistema e muitas vezes a gente né eh termina uma tarefa e eh o feedback está pra isso não porque né deixa de de fazer mas porque às vezes ele está bem sobrecarregado ali com aquela situação que a gente ele eu particularmente sou nova, não tenho muito conhecimento e ele acaba sobrecarregando. Aí às vezes, né? Uma tarefa que eu fiz lá um tempinho, aí quando ele vai verificar, né? Pedir algum ajuste, né? Falar, né ou pode fazer de tal jeito vai melhorar aí ele faz um tempo que eu já fiz aquela tarefa eu já me lembro mais do que eu fiz aí há mais de um tempo que eu sento pra lembrar o que que eu fiz né foi feito então é mais essa questão de de de sobrecarga né dele né eu entendo que fazer muita coisa ao mesmo tempo talvez num num até eu tava ajudando com ele nos testes que ele antes deu começar a trabalhar na na no sistema em si ele pediu pra eu fazer esse trabalho de teste mesmo de trazer nossas versões pro pro computador e verificando se o que foi feito foi eh proposto na tarefa. Realmente fez, se precisa de algum ajuste, se está funcionando. Essa essa questão de teste, né? De não ter de não ter ter uma pessoa que teste o sistema, que esteja ali, né? Sempre validando, né? Enviei a tarefa eh e aí a pessoas de imediato testa, né? Eu acho que é mais um um papel, né? Que talvez com o tempo, né? Adquirindo a gente que tá novo agora, a gente adquirindo experiência, talvez a gente já, já consiga, né? Esse papel de testador na na no sistema, Mas como a gente é novo e só tem o colega, Fica por ele sobrecarregado. </text:p>
            <text:p/>
            <text:p>É, a terceira, né? Como eu falei, né? Como eu tô no SIAC, eu falo muito dos exemplos das SIAC. A terceira seria padronização, né? Eu sei que é um sistema que já passou por vários desenvolvedores, né? Pela mão de vários desenvolvedores com pensamentos diferentes, né? Com então essa questão  de padronização e muitas vezes assim o código acaba sendo nossa documentação, mais não não tem assim é uma documentação né de de uma análise né do sistema né e e isso acaba gerando uma uma dificuldade maior né e essa questão de padronização né cada tela foi feita de um jeito cada tela às vezes tem uma tela que que você vê que tem alguns requisitos ali de acessibilidade aí tem outra tela que não aí eu acabo trocando uma ideia com o colega, perguntando porque que tem essa diferença né? Aí ele fala ah porque né? Já tiveram outras equipes que trabalharam né? Que cada um fez de uma forma então seria mais essa questão de padronização. </text:p>
            <text:p/>
            <text:p>A documentação ajudaria porque muita das das dúvidas que eu tinha era dúvida de processo. E eh pra eu conseguir mexer antes, né? De aplicar algumas regras ali no no código, foi dúvida de processo. Aí eu tive que mandar uma mensagem pro colega ou né? Né parar um pouco, conversar com eles pra ele me explicar o que que acontecia aí o o colega, né? Ele acabou entrando na SIAC depois. Aí ele eu vi que ele estava tendo as mesmas dúvidas que eu, e assim eu acredito né que poderia né ser resolvido uma documentação. Perfeito. Porque aí se tivesse o o colega leria a documentação e a gente teria a mesma informação ali "</text:p>
          </table:table-cell>
          <table:table-cell table:number-columns-repeated="1018"/>
        </table:table-row>
        <table:table-row table:style-name="ro2">
          <table:table-cell table:style-name="ce3" office:value-type="string" calcext:value-type="string">
            <text:p>Problemas e dificuldades codificadas</text:p>
          </table:table-cell>
          <table:table-cell table:style-name="ce7" office:value-type="string" calcext:value-type="string">
            <text:p><text:span text:style-name="T1">Falta de feedback, </text:span></text:p>
            <text:p><text:span text:style-name="T1">não ter uma comunicação tão efetiva na daily meeting,</text:span></text:p>
            <text:p><text:span text:style-name="T1">poucas Informação nas tarefas, </text:span></text:p>
            <text:p><text:span text:style-name="T1">informações erradas nas tarefas</text:span></text:p>
          </table:table-cell>
          <table:table-cell table:style-name="ce7" office:value-type="string" calcext:value-type="string">
            <text:p>interrupções, </text:p>
            <text:p>concorrência de atribuições, </text:p>
            <text:p>problema técnico - programação/redes, </text:p>
            <text:p>limitação de hardware, </text:p>
            <text:p>distrações, </text:p>
            <text:p>falta de motivação</text:p>
          </table:table-cell>
          <table:table-cell table:style-name="ce7" office:value-type="string" calcext:value-type="string">
            <text:p>falta de entrosamento com a equipe, </text:p>
            <text:p>não ter o presencial para tirar dúvidas, </text:p>
            <text:p>a gente não sabe o que o outro esta fazendo no momento, </text:p>
            <text:p>medo de atrapalhar o colega ao tirar uma dúvida, </text:p>
            <text:p>receio do remoto por não poder tirar uma dúvida rápida.</text:p>
          </table:table-cell>
          <table:table-cell table:style-name="ce7" office:value-type="string" calcext:value-type="string">
            <text:p>dificuldade para entender o problema, </text:p>
            <text:p>falta de comunicação direta com o cliente, </text:p>
            <text:p>necessidade de perguntar ao membro mais experiente, </text:p>
            <text:p>falta de conhecimento técnico por ser novato,  </text:p>
            <text:p>questão técnica é uma barreira</text:p>
          </table:table-cell>
          <table:table-cell table:style-name="ce13" office:value-type="string" calcext:value-type="string">
            <text:p>dificuldade pratica na execução das tarefas,</text:p>
            <text:p>fpouco conhecimento prático, </text:p>
            <text:p>muito dificuldade para compreender o código,</text:p>
            <text:p>códigos diferentes de experiências anteriores, </text:p>
            <text:p>falta de experiência,</text:p>
            <text:p>necessidade de orientação por ter pouca experiência.</text:p>
            <text:p>lider do projeto valida as tarefas implementadas, lider do projeto fica sobrecarregado, lider do projeto atende dos professores e coordenadores do sistema, demora de feedback das tarefas implementadas, dificuldade em lembrar implementação de tarefas que retornam pra ajuste, falta de alguém para testar as tarefas, falta de um papel para isso, falta de padronização de telas/botões/menus, falta de documentação nos sistemas, dúvidas de processo que seriam sanados com uma documentação, mais de um desenvolvedor com a mesma dúvida por falta de documentação.</text:p>
          </table:table-cell>
          <table:table-cell table:number-columns-repeated="1018"/>
        </table:table-row>
        <table:table-row table:style-name="ro2">
          <table:table-cell table:style-name="ce4" office:value-type="string" calcext:value-type="string">
            <text:p>3 - Como você faz para resolver estas dificuldades? Por onde você pede ajuda? Poderia dar um exemplo em ambos os casos, se houver?</text:p>
          </table:table-cell>
          <table:table-cell table:style-name="ce7" office:value-type="string" calcext:value-type="string">
            <text:p>? Como que você faz pra resolver essa dificuldade sua? Hoje, como que você faz? Essa sua que você falou.</text:p>
            <text:p/>
            <text:p>Cara eu eu eu quando me deparo com poucas informações eu tento entender com quem delegou a tarefa, entendeu?</text:p>
            <text:p/>
            <text:p>Com quem delegou. Tá e mas você […]</text:p>
            <text:p/>
            <text:p/>
            <text:p>procura só quem delegou por por você achar que é um caminho mais rápido obviamente</text:p>
            <text:p/>
            <text:p>eu acho que na nossa estrutura quem delega é o pai do pai do projeto entendeu?</text:p>
            <text:p/>
            <text:p>É quem delega é o cara que é o que é o gestor do do projeto digamos assim né?</text:p>
            <text:p/>
            <text:p>Isso.</text:p>
            <text:p/>
            <text:p>Ah tá então a forma como você resolve a dificuldade que é de poucas informações na tarefa, né? Que você que você julga ou seria melhor pra você executar eh a mesma você entra em contato com quem delegou que é o gestor do projeto. Beleza. Quando você não consegue falar com ele você faz alguma outra você tenta acessar sozinho, buscar sozinho, procura outra pessoa?</text:p>
            <text:p/>
            <text:p>É, tentou resolver sozinho.</text:p>
            <text:p/>
            <text:p>Mas isso via código mesmo, né?</text:p>
            <text:p/>
            <text:p>É Pô, pede pra fazer, por exemplo, uma listagem de alguma coisa. Ninguém fala. tabela é um texto livre, como que vai ser? Aí cê sai inventando, né?</text:p>
            <text:p/>
            <text:p>Entendi.</text:p>
            <text:p/>
          </table:table-cell>
          <table:table-cell table:style-name="ce7" office:value-type="string" calcext:value-type="string">
            <text:p>Segunda pergunta aqui e é referente a primeira, como que você faz pra resolver essa dificuldade? Por exemplo, essas duas quando acontecem, o que que você faz? Você pode falar a vontade e e pra gente discutir. A primeira, por exemplo, a interrupção quando acontece,  você tem algum artificio pra voltar da onde você parou na tarefa anterior que você estava? Ou não, a correria é tão grande que você pega a tarefa que entrou atravessada, como você falou aí, tenta resolver o mais rápido possível e depois você vê como é que você volta?</text:p>
            <text:p/>
            <text:p>Dependendo do do grau de urgência né? De prioridade eu acabo parando, pegando e as vezes dessas que eu pego acabam tomando muito mais tempo. Eh e aí acaba sendo até difícil retomar. Porque as vezes na hora de voltar tem que voltar pra uma outra já, porque já está precisando então essa é, não tem um tratamento muito muito certo não, se não se for uma coisa menos prioritária eu anoto em algum lugar, boto algum lembrete ali pra ver depois, acho que se uma coisa parece que precisa de uma atenção, eu acabo pegando mesmo e ai fica meio atravessada e acaba prejudicando aquela tarefa anterior né, tarefa evolutiva.</text:p>
            <text:p/>
            <text:p>Certo. E aí também a gente falou um detalhe uma detalhe importante. Você anota ela se não for muito prioritária. Esse é um dos casos que você comentou que que às vezes você não cria tarefa pra resolver dependendo de como você anotar você já resolve já pra poder ajudar seu trabalho e voltar pra sua tarefa que você tava antes?</text:p>
            <text:p/>
            <text:p>Pode, pode ser, pode ser, geralmente quando eu vejo que vai ser uma coisa que vai me tomar mais tempo, pq vai demandar uma análise maior geralmente eu vou lá e crio a tarefa mesmo fazendo, Se for uma coisa assim só pra eu lembrar de dar uma olhada. Às vezes eu nem sei o que que é, qual é o problema ainda. Às vezes eu só anoto e depois vejo. Aí está aí uma uma ferramenta que eu acabo usando a mais que eu acho que os outros talvez não usem , que é aplicativo de gerenciamento de tarefa.</text:p>
            <text:p/>
            <text:p>Uhum. Pessoal olha. Qual é o nome dele?</text:p>
            <text:p/>
            <text:p>Eu eu uso um chamado ticket(tic tic) mas tem vários.</text:p>
            <text:p/>
            <text:p>Entendi, é de tarefa pessoal padrão, né?</text:p>
            <text:p/>
            <text:p>É, mas aí eu tenho uma categoria lá de trabalho da UFRJ e e aí eu uso pra essas coisas, no trabalho eu boto nessa categoria. Alguma coisa assim ó, a solicitação que alguém me pediu, eu boto lá o lembrete pra me lembrar daqui algumas horas eu na categoria do trabalho.</text:p>
            <text:p/>
          </table:table-cell>
          <table:table-cell table:style-name="ce7" office:value-type="string" calcext:value-type="string">
            <text:p>Bom, e aí nessa situação eh como que você faz pra resolver? Por onde você pede ajuda? Em que o que que você faz assim de fato pra tentar resolver isso e caminhar? É a forma como você faz, fica a vontade.</text:p>
            <text:p/>
            <text:p>De imediato eu mando mensagem pro pro colega, né? Ele é o chefe quebra galhos.</text:p>
            <text:p/>
            <text:p>os dois pontos você trabalha mais com o colega, né?</text:p>
            <text:p/>
            <text:p>Eu trabalho com o colega, com o colega2, com o colega2 também, tem tiro bastante dúvida e com o pessoal do banco de dados do Rio, que é o colega3 também, eu tiro umas dúvidas com ele.</text:p>
            <text:p/>
          </table:table-cell>
          <table:table-cell table:style-name="ce7" office:value-type="string" calcext:value-type="string">
            <text:p>tá bom, eh e como que você faz pra resolver essas dificuldades? Assim, por onde você pede ajuda por exemplo? Se tiver um um exemplo.</text:p>
            <text:p/>
            <text:p>Olha, os aqueles mais experientes eles estão sempre à disposição pra fazer um meeting pra mandar uma mensagem através de um Telegram através de um de algum equipamento de comunicação né? E também pessoalmente né? A gente senta ali lado a lado e às vezes começa a conversar ali e rabiscar um as coisas ali junto clica aqui abre ali e a gente vai se entendendo.</text:p>
            <text:p/>
            <text:p>Certo. Então assim eh hoje por exemplo como a maior parte trabalha no ambiente remoto geralmente você entra em contato com ele chamando  num software de comunicação que vocês tem né? Pra poder tirar a dúvida</text:p>
            <text:p/>
            <text:p>Sim.</text:p>
            <text:p/>
            <text:p>Então, a primeira coisa é essa. Se você tiver oportunidade de estar presencialmente com ele, o que acontece às vezes, também você entra em contato com isso, fez mais experiências pra tirar a dúvida. Então. Você resolve essa dificuldade hoje assim.</text:p>
            <text:p/>
            <text:p>Também. Isso.</text:p>
            <text:p/>
            <text:p>Isso. E a questão, né? A internet sempre tá aí, as documentações, né? A gente sempre vai atrás da documentação do sistema, viu?</text:p>
            <text:p/>
            <text:p>Além de você também eh de praxe pesquisar por conta própria, correr atrás, dar uma olhada na internet e resolver essas dificuldades.</text:p>
            <text:p/>
            <text:p>Sim.</text:p>
            <text:p/>
          </table:table-cell>
          <table:table-cell table:style-name="ce7" office:value-type="string" calcext:value-type="string">
            <text:p>Entro em contato com quem me delegou a tarefa, esses sãoos pontos focais dos projetos.</text:p>
          </table:table-cell>
          <table:table-cell table:number-columns-repeated="1018"/>
        </table:table-row>
        <table:table-row table:style-name="ro4">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5">
          <table:table-cell table:style-name="ce4" office:value-type="string" calcext:value-type="string">
            <text:p>4 - O que você sugere para evitar que estas dificuldades aconteçam ou minimizar seu impacto?</text:p>
          </table:table-cell>
          <table:table-cell table:style-name="ce7" office:value-type="string" calcext:value-type="string">
            <text:p>beleza beleza bom vamos lá continuando o que você sugere para evitar que essas dificuldades aconteçam ou para minimizar o impacto né qual a sua sugestão hoje assim assim teria alguma?</text:p>
            <text:p/>
            <text:p> Cara, eu acho que a gente tem que melhorar a Planing 2.</text:p>
            <text:p/>
            <text:p>Que a Planning 2 então é a é a é a que aloca as tarefas.</text:p>
            <text:p/>
            <text:p>Aloca as tarefas.</text:p>
            <text:p/>
            <text:p>Então seria melhorar essa forma de alocação. De que modo assim ?</text:p>
            <text:p/>
            <text:p>ter que debater melhor cada tarefa que tem que fazer a gente meio que fala cara isso aí está lá no seu está lá sua lista de tarefa, tá aí suas quarenta horas aí acabou</text:p>
            <text:p/>
            <text:p>então vocês hoje acabam eh alocando as tarefas para o desenvolvedor eh de um certo modo sem esclarecer pra ele como deve ser feita aquela tarefa né? Ou também talvez sem ouvir dele se a tarefa está com as informações devidas. Seria isso?</text:p>
            <text:p/>
            <text:p>Passou um carro aqui pegou terminou. O mais certo era debater, né cara? Sim. Pô. desafios técnicos como resolver e também eu acho que a Daily Meeting que a gente deveria evidenciar esses tipos de coisas então como o pessoal não segue um padrão é difícil detectar pela Daily quais as dificuldades que o cara está tendo.</text:p>
            <text:p/>
            <text:p>Entendi. Porque se ele porque a dele como é uma comunicação diária o objetivo dela é identificar exatamente esses problemas.</text:p>
            <text:p/>
            <text:p>É cara estou achando pô vocês pediram aqui mas vocês estão pedindo o quê? Que listagem. Está vendo? Entendeu? Aí poderia naquele momento poderia corrigir as dúvidas, né? Mas.</text:p>
            <text:p/>
            <text:p>Sim. Sim. Perfeito. Então seria se as suas sugestões seriam melhorar a Planing 2 que é a forma de alocação das tarefas. Debater melhor isso, né? A cada tarefa alocada. E e orientar os desenvolvedores a falar né? Interagir mais nas dailing meeting pra que se vocês não conseguirem identificar essa questão na Planing dois, na dailing meeting a dúvida dele seja sanada e ele possa prosseguir seria isso?</text:p>
            <text:p/>
            <text:p>É.</text:p>
            <text:p/>
          </table:table-cell>
          <table:table-cell table:style-name="ce7" office:value-type="string" calcext:value-type="string">
            <text:p>Legal, legal. Bom, beleza. Eh a terceira pergunta aqui relacionado a isso também diz o seguinte, o que você sugere pra evitar que essas dificuldades não aconteçam, né? Ou pelo menos o impacto dela seja minimizado?</text:p>
            <text:p/>
            <text:p>Eh eu acho que uma no caso do primeiro no caso do problema do hardware não tem jeito. Comprando outra máquina aí não tem conta. Eh no no caso da eh lá da da concorrência de atribuições, eu acho que uma melhor distribuição de tarefas, né? Só que aí pra isso isso tem que vir com uma capacitação, né? E é construir a capacidade de uma equipe cada um pra poder conseguir pegar coisas mais complexas né? Isso possibilita uma divisão melhor de tarefas e também a gente melhorar o processo no que diz respeito ao recebimento e priorização de tarefas né? Que chegam né,  mas eu acho que melhorar a divisão de tarefas eu acho que é uma das coisas que  impactam mais, que ai você consegue melhorar ali as especializações e você consegue ter um eh consegue distribuir, botar alguém mais focado em uma coisa outro focado em outra, ai você fica mais tranquilo pra deixar tarefa de um tipo com um, de outro tipo pro outro, eu acho que melhorar isso pra gente, né? Acho que pode ajudar bastante, deixar coisa de infra pra quem cuida de infra, pra separar tarefas de desenvolvimento pra mais pessoas eh uma outra uma outra coisa que acaba sendo um desafio também conseguir eh ter um fluxo de teste melhor né? Isso aí ajuda também, ajudaria  o bom andamento das tarefas e aí diminuiria essa concorrência também  de atribuições, esses pontos assim acho que ajudariam bastante.</text:p>
            <text:p/>
          </table:table-cell>
          <table:table-cell table:style-name="ce7" office:value-type="string" calcext:value-type="string">
            <text:p>Sim, e aí você também não sabe se expressar direito a sua dúvida, naquele bate e volta dinâmico, é uma coisa você tem que estar reescrevendo uma mensagem. eu não gosto de mandar áudio não tá? Então qualquer dúvida que eu tenho eu vou lá no texto eu vou lá no texto só que às vezes a gente não consegue, não sai fluído.</text:p>
            <text:p/>
            <text:p>Issi ai é bem interessante você falou também. bom pra essas dificuldades eh você tem alguma sugestão assim, alguma sugestão pra uma ou outra? Pra essas três que você falou, né? Eh de como poderia pelo minimizar o esse problema? Por exemplo, você falou primeiro de questão de você ser recém-chegado na equipe, OK? A segunda é a questão de você às vezes não saber, ficar com receio de você mexer , e de tarefa ser do mesmo projeto de outro colega, de dar algum problema e o terceiro é o remoto, né? Que você não tá naquela naquela presença ali que você pode tirar dúvida rápida. Qual a sugestão você daria pra tentar resolver isso ou minimizar?</text:p>
            <text:p/>
            <text:p>Ah, eu não sei.</text:p>
            <text:p/>
            <text:p>Fica à vontade. Você pode responder o que você achar melhor sem problema nenhum.</text:p>
            <text:p/>
            <text:p>É, é porque até a questão realmente de horário de expediente também, né? A gente está no remoto, as pessoas têm liberdade de escolher o seu momento que está trabalhando. Eu não sei se se chegar uma convenção de que você só pode tirar dúvidas de tal, de tal horário mesmo ou de repente você está trabalhando de noite você pode até mandar uma mensagem pro seu chefe mas mesmo assim não não esperar resposta a naquele horário.</text:p>
            <text:p/>
            <text:p>Tipo uma comunicação assíncrona, ve e responde quando puder né?</text:p>
            <text:p/>
            <text:p>Isso, Só de não não deixar dúvida no ar, né? Pra não se perder, você vai lá, manda e tal.</text:p>
            <text:p/>
            <text:p>Interessante o que você falou. Então você está querendo especificamente essa se refere-se ao problema do remoto. Que às vezes você quer tirar dúvida e provavelmente a pessoa não está trabalhando no seu horário que ela tem os horários dela. Isso de fato é um desafio que a gente já até já conversou mas é bom você falar por isso que é bom a gente ouvir vocês. Porque às vezes você precisa tirar uma dúvida pra você caminhar numa tarefa, e não é só quando a pessoa não responde, mas as vezes a pessoa tá lá e não responde também. Acredito que isso impacta também, certo?</text:p>
            <text:p/>
            <text:p>Uhum, aí fica meio difícil assim, a gente fica com receio dessa comunicação, mas porque não tem nada formal, algumas pessoas aceitam bem outras pessoas não gostam muito que chega mensagem no grupo de trabalhos tipo depois das dez, tem gente que faz muito isso. Chega e faz eh a as coisas todas de casa, e ah esqueci de colocar lá as minhas tarefas, só que isso já é dez da noite. A gente já está em outra outro ritmo outro momento aí chega mensagem grupo de trabalho você acha que é importante. Mas não é uma coisa tão importante é só um aviso só.</text:p>
            <text:p/>
            <text:p/>
          </table:table-cell>
          <table:table-cell table:style-name="ce7" office:value-type="string" calcext:value-type="string">
            <text:p>Show. Você consegue ver assim eh alguma sugestão pra diminuir minimizar ou acabar com essas dificuldades nesse momento?</text:p>
            <text:p/>
            <text:p>Olha, é difícil. Pensando que por exemplo eh quando eu pude participar ficar mais próximo dos usuários, por exemplo, de um sistema né? Que nós temos lá eh eu pude começar a compreender melhor a dinâmica do do das coisas porque existe o sistema e existe um contexto que aquele sistema é usado e se a gente não entende o contexto do usuário comé que ele usa comé que comé que ele faz pra usar o sistema em resolver os problemas dele é é muito difícil pra gente. Então quando eu passei a ficar mais próximo sobre a orientação de um membro mais experiente ali mais próximo dos usuários acompanhar o dia a dia do usuário aí eu comecei a entender melhor as demandas que chegavam pra mim. Né? Ainda assim continua totalmente esclarecido, né? Mas já melhorou muito, né? Eu consigo compreender mais rápido. Contato maior com o usuário.</text:p>
            <text:p/>
            <text:p>Entendi. Então eh uma sugestão seria eh vamos pensar que na hora de não sei se talvez na hora de receber as tarefa ou antes mas de alguma forma você tem mais contato com o cliente daquela tarefa que chega pra você.</text:p>
            <text:p/>
            <text:p>Isso. Pelo menos eh acompanhando, por exemplo lá geralmente quem interage com o usuário é um membro mais experiente. Mas eu fico por ali. Eu Sempre olhando as conversas. Eu estou sempre participando.</text:p>
            <text:p/>
            <text:p>Entendi.</text:p>
            <text:p/>
            <text:p>Ah então a gente mesmo presencialmente só estando presente a gente começa a entender as coisas.</text:p>
            <text:p/>
            <text:p>Entendi. Então não necessariamente só você em contato com o cliente. Talvez você participando com um membro mais experiente já é uma coisa que que resolveria aí.</text:p>
            <text:p/>
            <text:p>Isso. Isso.</text:p>
            <text:p/>
            <text:p>Então seriam duas sugestões. Uma você participar ou se não for possível por algum motivo você participar junto com o líder, perfeito.</text:p>
            <text:p/>
            <text:p>Isso. Sim.</text:p>
            <text:p/>
            <text:p/>
          </table:table-cell>
          <table:table-cell table:style-name="ce7" office:value-type="string" calcext:value-type="string">
            <text:p>Perfeito. Perfeito. Bom a outra pergunta relacionada a isso também que é a última dificuldades já falou um pouquinho também mas a gente faz isso o que você sugere pra evitar que essas dificuldades aconteçam ou minimizar seu impacto relacionado as dificuldades que você falou? Então deixa eu recapitular, ah em relação a minha dificuldade eh eu tento eh trocar uma ideia com um programador mais experiente né? Que é o colega e o colega2 e toda informação que ele toda ferramenta que eles me indicam eu procuro a documentação daquela ferramenta eu procuro conhecer pra conseguir aplicar né pra que eu não conheça ou assistir algumas aulas né pra conseguir aplicar da melhor forma no código. É a, segunda dificuldade que eu falei foi a questão do do teste né? Foi a questão do é que da demora da tarefa a voltar pra você que o líder precisa eh validar não é isso? Num é isso? Isso essa essa questão né? Eu até me ofereci por um tempo de ajudar o colega nesse sentido de testar e liberar tanto que eram tarefas do de de outras pessoas do colega3. Eh entre outros mas né? Seria mesmo eu acredito que teria que ser uma pessoa porque assim eu acabei parando de ajudar ele nesse sentido porque tinha tarefas tinha coisas pra fazer no sistema e precisava de alguém implementar tá? Então eu acredito que formar esse papel de uma pessoa que faça esses testes ou né? Fazer teste automatizado no sistema né? Dizer que eu sei que leva um tempo ali pra pra pessoa formular os casos de testes mais é um tempo que talvez todo mundo a equipe toda ganhe fazer esses testes automatizados acho que já já ajuda em em grande parte. A terceira que eu falei é a questão de de padronização e aí a a padronização já complica um pouco porque eh tem algumas pessoas, né? Pelo que eu entendi tem algumas pessoas que que alguns professores que estão envolvidos com com a SIAC que às vezes né? A gente tem um conhecimento de como é feito por exemplo o as regras de acessibilidade né? Aquelas padronizações mas muitas vezes os professores, não sei se são os professores, mas as pessoas que estão no sistema, que vão eh formular o que que o sistema precisa eh eles às vezes não entendem, né? Por exemplo, eh no sistema tem um uma uma imagem que atrapalha ahm ah a visão de algumas telas, mas dai o colega já me falou que essa imagem eu já não consigo né a gente não eu também concordo com você mas a gente não consegue retirar essa imagem porque foi uma exigência lá de um setor né do sistema então eh eu cheguei até fazer um checklist né? E de acessibilidade, né? Tem tenha um uns manuais, né? Pra fazer, eu cheguei até fazer o checklist na SIAC, é pra ver pontos de melhoria, né? Nessa questão de das celas, mas eh eu acabei não não acabou não não indo tão a frente. Aí seria mais essa questão, né? De de procurar ali, né? No sistema e tentar fazer uma um acordo com quem com quem tá do outro lado, né? Eh olhando o sistema pra pra ele ficar melhor, né? Nesse sentido, né? Eu lembro que no início muito pequena, né? E e é um um e é uma questão, né? Que esse eh esse esse checklist que eu fiz por exemplo eu acabei fazendo, mas né? Algumas coisas ali ainda continuam. E a questão de documentação mesmo eh eh a gente ter essa esse esse esse cuidado eu sei que muitas vezes né a gente não tem pessoal a gente não tem equipe né serviço público esse pedido esse concurso né? Não sabe quem entra mas é é a gente mesmo aproveitar né colocar em prática né esse essa essa elaboração dessa documentação né? Muitas vezes a gente acaba apagando incêndio e essas coisas assim esses detalhes né? Ficam ficam pra trás. Legal legal no final a gente bate um papo sobre isso. Eh mas o que eu ia te falar é o seguinte como eu te perguntei de documentação e padronização seriam duas coisas diferentes você concordou. Então assim a a documentação seria uma dificuldade falta de documentação e a solução pra isso é um pouco meio meio direta né? É fazer a documentação. Certo? Certo mais ou menos isso, né? Isso, isso. Perfeito. E aí, por exemplo, o colega entrou, mas se por exemplo aí por exemplo o colega entrou mas se por exemplo outra pessoa ou se a gente tivesse o um documento único né? Talvez o o facilitaria a gente iniciar a tarefa muitas vezes eu mando mensagem pro colega às vezes ele está ocupado com alguma coisa e aí quando der é aí quando ele responde ou quando ele está aqui às vezes ele está fazendo outra coisa né a gente acaba tendo tendo essas conversas que talvez se eu tivesse uma documentação eu não talvez não precisaria estar né a não dizer assim atrapalhando né porque né? Sempre estar disposto a ajudar. A colaborar, né? Mas eu poderia, né? Já ler e já adiantar de alguma forma, né? Aquela aquela tarefa ou ele não tem o retrabalho de explicar a mesma coisa que você explicou pra mim e pra outra pessoa.</text:p>
          </table:table-cell>
          <table:table-cell table:number-columns-repeated="1018"/>
        </table:table-row>
        <table:table-row table:style-name="ro2">
          <table:table-cell table:style-name="ce5" office:value-type="string" calcext:value-type="string">
            <text:p>Problemas e dificuldades codificadas</text:p>
          </table:table-cell>
          <table:table-cell table:style-name="ce9" table:number-columns-repeated="5"/>
          <table:table-cell table:number-columns-repeated="1018"/>
        </table:table-row>
        <table:table-row table:style-name="ro6">
          <table:table-cell table:style-name="ce2" office:value-type="string" calcext:value-type="string">
            <text:p>5 - Qual sua opinião sobre a forma como uma tarefa de manutenção evolutiva é apresentada* para sua equipe? *Apresentada no sentido de como elas são alocadas aos desenvolvedores e apresentada no sentido de como as informações são postadas nas tarefas.</text:p>
          </table:table-cell>
          <table:table-cell table:style-name="ce7" office:value-type="string" calcext:value-type="string">
            <text:p>(Apresentada/Recebida): Então, é o que eu falei da Planing 2, né? Acho que posso te dizer que nem apresentado é, né? Eu vi, pô, olha lá no redmine que tá lá, entendeu? Na hora que a gente vai alocar isso pro pro desenvolvedor, que é a Planing 2, a gente não abre cada tarefa pra falar sobre ela. Não se apresenta nada pra ele. Se apresenta pra ele oh eh tarefas da sprint estão indo no seu no seu quadro. Leia e se vire, entendeu?</text:p>
            <text:p/>
            <text:p>(Apresentada/Descrita): É o que eu falei anteriormente, eu acho que a gente peca muito, peca muito mal, se escreve mal, escreve pouco, coloca poucas telas, poucos debates, aonde muda, onde não muda. </text:p>
          </table:table-cell>
          <table:table-cell table:style-name="ce7" office:value-type="string" calcext:value-type="string">
            <text:p>(Apresentada/Recebida): Eh eu acho que a forma como a a gente apresenta pode melhorar, né? que hoje a gente não tem um processo definido, um processo detalhado pra isso. Processo que a gente tenta. Mas hoje a gente faz uma descrição bem básica, né? E transmite os detalhes da tarefa pessoalmente, né? No Particular, ou por meio remoto ou pessoalmente mesmo, né? mas a gente transmite os detalhes da tarefa teti a teti ali, e aí  as vezes a pessoa pega uma dez tarefas e ai vai chegar lá na hora de fazer a décima já não vai lembrar mesmo. Tem gente aí tem gente que chega e pergunta e tem gente que não pergunta, tenta entender do seu jeito lá. Então a gente melhorar talvez a forma de documentar né? Até pra depois saber né o que foi feito, detalhes do que foi feito. Ta passível de melhora né. Tem um processo atualmente que antigamente não tinha mas acho que ainda está um pouco preliminar. Pode pode melhorar na documentação. </text:p>
            <text:p/>
            <text:p>(Apresentada/Descrita) É, eu tem quase nada disso. Tem um título, né? Por vezes a gente bota uma descrição o ali, eu procuro, quando sei que uma outra pessoa que vai fazer, uma pessoa que não sabe detalhadamente o projeto, eu coloco pelo menos alguma descrição lá que eu sei que é pra fazer. Às vezes eu boto até uma check list também depois pra saber. Mas também nem todos fazem isso. Eh então assim onde procurar, onde vai achar, essas todas essas coisas são passadas pessoalmente.</text:p>
          </table:table-cell>
          <table:table-cell table:style-name="ce7" office:value-type="string" calcext:value-type="string">
            <text:p>Eu acho que é importante ter a formalização, né? Que ele usa o redmine pra isso que é a formalização ali escrita do que é pra fazer só que geralmente ali está resumido né? Então eh de repente não é suficiente pra pessoa começar e fazer o trabalho sozinho. Então o segundo momento ter né? Um uma discussão mais ampla, o passo a passo do que deve ser feito é importante também.</text:p>
            <text:p/>
            <text:p>É importante ter esse segundo momento mais detalhado não só ficar com a com a questão formal e resumida. Ter uma uma liberdade ali de discussão com o responsável mais amplo, né? Mais tranquilo pra tirar algumas dúvidas ali. </text:p>
            <text:p/>
            <text:p>A primeira parte concordo plenamente tem que ter formalização, por escrito, e acho a forma atual OK, porém as informações das tarefas são resumidas. Aí a segunda parte que é o tira dúvidas, aí cada um interpreta de uma forma diferente e nem sempre é suficiente. </text:p>
          </table:table-cell>
          <table:table-cell table:style-name="ce12" office:value-type="string" calcext:value-type="string">
            <text:p>Certo. Eh ela chega pra gente nas reuniões quinzenais o sistema é muito é muito claro eh é feito de uma maneira transparente com todos membros da equipe né? E a gente tem a oportunidade de também se manifestar. Então isso é muito importante. Eh às vezes eh é colocado por exemplo uma expectativa de horas pra aquela tarefa que a gente vê que pelo menos pra gente não vai ser possível. Então a gente pode se manifestar né? Isso é muito importante. Agora quanto a questão do conteúdo da tarefa o problema porque a tarefa geralmente é como falar da tarefa geralmente ela é muito óbvia pra quem criou ela. Então ele tem muitas informações né? O desenvolvedor que criou tem muitas informações nele mesmo. Ele entende muito bem o problema. Já um próximo desenvolvedor que recebe aquela tarefa ele não tem informações ali que ele não compreende porque ele não fez parte da da visualização daquele problema né? Do planejamento daquela tarefa e como realmente se gasta tempo né? Eh se gasta energia ao se descrever muito uma tarefa o geralmente o o desenvolvedor que criou eh ele ele acaba deixando faltar mesmo algumas informações. Aí ao longo da sprint é que a gente vai esclarecendo. Já houve uma algumas tentativas de melhorar. A gente está melhorando essas descrições. Ajuda muito. Mas realmente aquela relação inverta. Quanto mais eu me a planejar mais esforço eu tenho, menos tempo eu tenho pra trabalhar.</text:p>
          </table:table-cell>
          <table:table-cell table:style-name="ce7" office:value-type="string" calcext:value-type="string">
            <text:p>É eu vou responder se se faltar algum detalhe me avisa. Então, as tarefas chegam por meio do eh no início quem abria era o colega e ele tinha um cuidado, um detalhamento bem assim específico, né? Ele, né? Eu conseguia ali adquirir toda a informação na própria direção na tarefa e agora com com a SIAC né? O o colega, né que abre essas tarefas, né? Pelo redmine e coloca na na sprint, né? Conforme a prioridade, ele vai abrindo as tarefas, ele vai colocando na sprint atual aquela que tem uma prioridade maior. E aí ele, ele, ele descreve, né? Ele coloca ali o mais sucinto, né mas né às vezes eu sinto muitas vezes falta não é nem o o o que está escrito na tarefa muitas vezes né o a dificuldade que eu tive não foi o que no que ele escreveu foi porque justamente assim eu nunca vi o sistema ou não sabia quais são os processos e aí pra entender tive que perguntar aí mais uma vez voltando se eu tivesse uma documentação né? Talvez aquela tarefa, aquela descrição que ele colocou seria suficiente.  Mas né? Fora isso né? Eu acredito que a a a descrição que ele faz né? Resumindo já suficiente, né? Mas não é tão detalhado, mas dá dá pra entender e dá pra executar. </text:p>
            <text:p/>
            <text:p>Já a forma como chega, ela chega no no caso na sprint né ? Na sprint que a gente faz ele faz a abertura da tarefa e me mostra muitas vezes ali o que ele pede pra eu realizar são as horas né? As horas quando ele quando ele cadastra a tarefa e avisa ali na reunião olha cada tarefa pra você dá uma olhada valida a carga horária né? As vezes é uma eh eu às vezes eu acho que eu consigo fazer naquele tempo ali, né? Que foi estipulado, mas eu acabo demorando mais, mas aí é uma questão de falta de experiência minha mesmo. Mas né? A princípio nessa questão de de tarefa ser designada pra mim, da gente usar e principalmente a metodologia do scrum, onde a gente tem uma uma reunião pra definir essas tarefas, pra fazer essas estimativas e a princípio é um eu acredito que que já que essa essa forma, né? De atribuição das das tarefas é é funcional.</text:p>
            <text:p/>
            <text:p>A forma que chega pra mim é uma funcional mas a forma de apresentação interna das das tarefas poderia melhorar. </text:p>
            <text:p/>
            <text:p>Por exemplo, se eu sei o caminho eu sei qual arquivo né? Pelo URL eu consigo saber o arquivo que eu vou mexer o método que eu vou mexer né e muita mas muitas vezes né ele fala a fazer tal relatório, mas aí eu procuro lá no sistema, eu vasculho no no no nas propriedades, aí ele fala não, pra você ter acesso a essa funcionalidade você tem que ser sempre um administrador do evento. Aí você tem que ir lá no banco, trocar o seu perfil que aí essa funcionalidade vai aparecer pra você. Aí eu vou lá, troco, aí eu vejo, né? Aí sim eu começo. Então é mais entender o o fluxo ali do sistema. Eu estava como com o perfil que não conseguia ver aquela que ele pediu pra eu mexer. Aí eu tive que perguntar a ele por que que não estava aparecendo pra mim e aí ele me explicou como é que fazia pra pra conseguir enxergar aquele caminho que ele quis passou. </text:p>
          </table:table-cell>
          <table:table-cell table:number-columns-repeated="1018"/>
        </table:table-row>
        <table:table-row table:style-name="ro2">
          <table:table-cell table:style-name="ce3" office:value-type="string" calcext:value-type="string">
            <text:p>Problemas e dificuldades codificadas</text:p>
          </table:table-cell>
          <table:table-cell table:style-name="ce7"/>
          <table:table-cell table:style-name="ce10" office:value-type="string" calcext:value-type="string">
            <text:p>forma de apresentação de tarefas pode melhorar, </text:p>
            <text:p>não há processo definido para apresentação </text:p>
            <text:p>das tarefas, descrição da tarefa bem básica,</text:p>
            <text:p>alguns desenvolvedores não tiram dúvidas </text:p>
            <text:p>sobre a tarefa, melhorar a forma de documentar,</text:p>
            <text:p>processo de apresentação das tarefas preliminar,</text:p>
            <text:p>melhorar documentação, informações da tarefa</text:p>
            <text:p>passadas pessoalmente."</text:p>
          </table:table-cell>
          <table:table-cell table:style-name="ce7" office:value-type="string" calcext:value-type="string">
            <text:p>formalização de tarefas no sistema ok, descrição das tarefas resumida ineficiente para uma pessoa trabalhar sozinha, discussão mais ampla no momento de recebimento das tarefas, Cada um recebe de uma forma a informação da tarefa e nem sempre é suficiente, discussão de tarefas atual ineficiente</text:p>
          </table:table-cell>
          <table:table-cell table:style-name="ce7" office:value-type="string" calcext:value-type="string">
            <text:p>forma muito clara e transparente, oportunidade de se manifestar no recebimento das tarefas, alteração da expectativa de horas por parte do desenvolvedor, <text:s/>descrição da tarefa muito óbvia pra que a criou, <text:s/>desenvolvedor que recebe a tarefa não recebe com todas as informações necessárias.</text:p>
          </table:table-cell>
          <table:table-cell table:style-name="ce7" office:value-type="string" calcext:value-type="string">
            <text:p>tarefas são colocadas na sprint atual pelo lider, lider descreve as tarefas de forma sucinta, dificuldade em entender a tarefa com informações sucintas, tarefa seria melhor entendida se existisse documentação dos projetos, <text:s/>desenvolvedor valida as horas estipuladas pelo lider, forma como a tarefa chega é funcional, forma de descrição das tarefas pode melhorar, falta de regras de negócios nas tarefas necessária para a sua implementação.</text:p>
          </table:table-cell>
          <table:table-cell table:number-columns-repeated="1018"/>
        </table:table-row>
        <table:table-row table:style-name="ro2">
          <table:table-cell table:style-name="ce2" office:value-type="string" calcext:value-type="string">
            <text:p>6 - Você entende que a forma como as tarefas de manutenção evolutiva são apresentadas na sua equipe é a ideal para a condução do trabalho em equipe?</text:p>
          </table:table-cell>
          <table:table-cell table:style-name="ce7" office:value-type="string" calcext:value-type="string">
            <text:p>Assim, eu acho que pro ambiente físico seria mais fácil pela proximidade né pra um ambiente remoto eu acho que não, acho que é deficiente a forma de apresentação das tarefas atualmente. É deficiente por haver poucas informações na tarefa, pelo fato dos desenvolvedores trabalharem em horários assíncronos. </text:p>
          </table:table-cell>
          <table:table-cell table:style-name="ce7" office:value-type="string" calcext:value-type="string">
            <text:p>Então eu acho que pra ser ideal eu acho que não está sendo tão eficiente eu acho que eu acho que dá pra ser mais eficiente nesse ponto. Então eh eu acho que não é o ideal. Eu acho que está gerando resultados né? Eu acho que está tendo um um andamento positivo né? Mas eu acho que ainda não é o ideal. </text:p>
          </table:table-cell>
          <table:table-cell table:style-name="ce7" office:value-type="string" calcext:value-type="string">
            <text:p>Sim a primeira parte é fácil a gente acompanhar pelo sistema que gerencia né as demandas embora seja um pouco resumida ou mais eh sim é o ideal só que aí essa segunda parte eu acabo preferindo esperar o presencial.  É porque aí eu já já tenho um suporte melhor que aí já já tem a possibilidade ilimitada de tempos e tal a gente se sai melhor.</text:p>
            <text:p/>
            <text:p>A sprint tem um limite de tempo, então você acaba tendo um tempo especifico para tirar as duvidas quando recebe as tarefas, e mesmo depois desse tira dúvidas, iniciar, quando a gente vai botar a mão na massa de fato, é acontece um milhão de coisas que você opa, e agora? Pra onde que eu vou ajudar? Tá legal. O primeiro passo eu já dei. </text:p>
          </table:table-cell>
          <table:table-cell table:style-name="ce12" office:value-type="string" calcext:value-type="string">
            <text:p>Olha, eh o sistema que a gente usa, por exemplo, ele atende perfeitamente a a recebermos essa tarefa fazer a gerência do nosso trabalho. É um sistema bem completo, né? Bem claro, bem objetivo e transparente também. Nós enxergamos a tarefa dos outros companheiros também. Então eh funciona muito bem. A questão da descrição eh o o atualmente a nossa descrição ela é muito textual, talvez se a gente incluísse outros elementos como vídeos, como figuras que são possíveis no sistema, mas hoje a gente não usa. <text:s/>Eh talvez melhorasse, né? Então se a gente talvez gravasse uma tela é arrastando mouse pra o botão é aqui. Ó é aqui ó, quando eu clico aqui, né? Que é justamente essa interação do presencial que a gente tem, né? Então, uma vez que a gente consiga trazer essa interação no presencial mais próxima pro pro pro sistema de gerência dessas atividades fica fica muito bom fica melhor ainda, né? Então eu diria que eh não é o ideal mas pode vir a se tornar muito melhor, basta a gente ter um uso mais adequado da ferramenta. </text:p>
          </table:table-cell>
          <table:table-cell table:style-name="ce14" office:value-type="string" calcext:value-type="string">
            <text:p>Acredito que sim. Porque eh eh acredito que é mais ah ah dificuldade maior nesse sentido do detalhamento mas acredito que que num num ambiente remoto é possível sim tanto se mesmo não havendo esse detalhamento, esse refinamento eu consigo eu ter uma comunicação com as pessoas que cadastrou essa sua tarefa e ter aquele retorno e ter aquele entendimento ainda ainda que a gente esteja remoto. Quanto a isso eu não vejo problema. </text:p>
            <text:p/>
            <text:p>Mesmo com as dificuldades apontadas, eu acredito que não atrapalhe a questão dos remoto, porque eh a equipe está sempre disponível se comunicando.  Eh eh então assim quanto a quanto a a estar remota não não acho dificuldade não. Porque muitas vezes eu tenho uma dúvida ele fala ó eu não posso responder agora. Ou aí e e e e em dez quinze minutos aí ele responde né? A gente vai trocando uma ideia muitas vezes ele responde de imediato e a gente consegue, né? Ainda que seja ali às vezes por texto ou por áudio a gente consegue se entender. </text:p>
          </table:table-cell>
          <table:table-cell table:number-columns-repeated="1018"/>
        </table:table-row>
        <table:table-row table:style-name="ro2">
          <table:table-cell table:style-name="ce3" office:value-type="string" calcext:value-type="string">
            <text:p>Problemas e dificuldades codificadas</text:p>
          </table:table-cell>
          <table:table-cell table:style-name="ce7" office:value-type="string" calcext:value-type="string">
            <text:p>forma de apresentação e descrição da tarefa é deficiente para o ambiente remoto, deficiente por haver poucas informações na tarefa, deficiente pelo fato dos desenvolvedores trabalharem em horários assíncronos.</text:p>
          </table:table-cell>
          <table:table-cell table:style-name="ce7" office:value-type="string" calcext:value-type="string">
            <text:p>forma de apresentação e descrição ainda não é o ideal</text:p>
          </table:table-cell>
          <table:table-cell table:style-name="ce7" office:value-type="string" calcext:value-type="string">
            <text:p>Ideal para o ambiente remoto, embora prefiro tirar dúvidas no presencial, possibilidade ilimitada de tempo no presencial para tirar dúvidas, tempo limitado para tirar dúvidas na sprint, mesmo tirando dúvidas quando bota a mão na massa ocorrem problemas inesperados.</text:p>
          </table:table-cell>
          <table:table-cell table:style-name="ce7" office:value-type="string" calcext:value-type="string">
            <text:p>sistema usado atende perfeitamente o recebimento da tarefa, sistema bem completo, sistema permite visualizar tarefas dos outros companheiros, descrição das tarefas muito textual, tarefas não possuem telas ou videos mesmo sendo possível no sistema, trazer para o remoto a interação do presencial fica melhor ainda de se trabalhar, <text:s/>forma de recebimento das tarefas atual náo é o ideal mas pode melhorar com uma melhor utilização da ferramenta.</text:p>
          </table:table-cell>
          <table:table-cell table:style-name="ce7" office:value-type="string" calcext:value-type="string">
            <text:p>forma utilizada é sim ideal para o ambiente remoto, maior dificuldade é o detalhamento das descrições da tarefa, consegue retorno em tempo hábil quando necessário, equipe sempre disponível para ajudar, quando não há retorno imediato a comunicação assincrona funciona, a equipe consegue se entender.</text:p>
          </table:table-cell>
          <table:table-cell table:number-columns-repeated="1018"/>
        </table:table-row>
        <table:table-row table:style-name="ro7">
          <table:table-cell table:style-name="ce2" office:value-type="string" calcext:value-type="string">
            <text:p>7 - Como você se comunica com seus pares durante a realização de uma tarefa de manutenção evolutiva?</text:p>
          </table:table-cell>
          <table:table-cell table:style-name="ce7" office:value-type="string" calcext:value-type="string">
            <text:p>Bom, a primeira é o seguinte, como você se comunica com os seus pares durante a realização de uma tarefa? Sua, no caso. E você pode falar a perspectiva equipe também, sem problemas. </text:p>
            <text:p/>
            <text:p>É assim, eu antes de cada tarefa, geralmente eu leio, né? Se eu não entendo o que eu tenho algum ambiguidade, por exemplo, eu eu procuro quem delegou e questiono. Agora, respondendo como geestor, eu acho que não não pergunta entendeu? Não tiram dúvidas. Eh simplesmente ou fazem com má vontade ou sei lá faz como entendem não sei mas não tem essa comunicação.</text:p>
            <text:p/>
            <text:p>entendi vou você acha que por esse fato não vamos pensar deixa eu começar primeiro a sua perspectiva como desenvolvedor perfeito a gente já havia começa Sobre isso. Eh então o protocolo é se você não entende você entra em contato com quem delegou que teoricamente o gestor do projeto. Beleza? </text:p>
            <text:p/>
            <text:p>Beleza. </text:p>
            <text:p/>
            <text:p>Sua perspectiva da visão como gestor. Eh você acha que de fato eh acaba não perguntando né? E ou má vontade enfim eu não queria entrar em contato e acaba não fazendo o que deveria ser feito mas aí você acha que que existe mais eh o não entendimento da tarefa e aí de fato ele pula aquela tarefa e vai pra outra ele avalia aquela tarefa como mais complexa por não estar bem descrita e deixa pra depois achando que que a as outras são mais são menos complexas digamos assim.</text:p>
            <text:p/>
            <text:p> cara não sei não sei </text:p>
            <text:p/>
            <text:p>é difícil é difícil saber isso né?</text:p>
            <text:p/>
            <text:p> mensurar é difícil mensurar!Mas o fato é o fator humano, né? Às vezes pode ser o cara que se aproveita daquilo pra depois dizer que não fez por isso e justificar por exemplo uma morcegada.</text:p>
            <text:p/>
            <text:p> Entendi. </text:p>
            <text:p/>
            <text:p>Entendeu? </text:p>
            <text:p/>
            <text:p>Então assim, não sei se é por questões técnicas, se é proposital.</text:p>
          </table:table-cell>
          <table:table-cell table:style-name="ce7" office:value-type="string" calcext:value-type="string">
            <text:p>A outra pergunta aqui agora é da parte de comunicação. Como você se comunica com os seus pares durante a realização de uma tarefa de manutenção evolutiva? Quando ta lá executando a tarefa ,e precisa se comunicar com a sua equipe como que você faz?</text:p>
            <text:p/>
            <text:p> Mensagem instantânea ou meet! </text:p>
            <text:p/>
            <text:p>Mensagem instantânea então vocês tem lá um um grupo lá pra vocês comunicarem você coloca a mensagem lá que pra alguém ou você coloca e direciona pra alguém que você quer falar , certo? </text:p>
            <text:p/>
            <text:p>É, ou no grupo ou particular. </text:p>
            <text:p/>
            <text:p>Você você prioriza alguma delas? Grupo particular? Ou pra você é indiferente? </text:p>
            <text:p/>
            <text:p>Depende muito depende muito da demanda, depende muito. Se for algo que a pessoa pode responder vai pra pessoa, se for algo que qualquer um pode responder vai pro grupo. </text:p>
          </table:table-cell>
          <table:table-cell table:style-name="ce7" office:value-type="string" calcext:value-type="string">
            <text:p> Primeiro é o seguinte como você se comunica com os seus pares durante a realização de uma tarefa de manutenção evolutiva? Exemplo você está lá nas suas tarefas você tem suas ta Quer fazer pela sua atividade? Gerou as dúvidas. Como que você entra em contato com os colegas? Não só o o responsável pelo projeto. Os colegas de um modo geral. </text:p>
            <text:p/>
            <text:p>Mensagem instantânea. Nunca liguei pra ninguém se tiver presencial é melhor ainda que é que é mais rápido. Então desculpa, despertei. É, mensagem instantânea forma mais utilizada aqui. </text:p>
            <text:p/>
            <text:p>Exato, até porque por ser um ambiente remoto, né? </text:p>
            <text:p/>
            <text:p>Uhum. </text:p>
          </table:table-cell>
          <table:table-cell table:style-name="ce7" office:value-type="string" calcext:value-type="string">
            <text:p>Bom, agora a última parte das perguntas tem a questão de comunicação, né dentro vocês da equipe eh como você se comunica com seus pares durante a realização de uma tarefa evolutiva, ou seja, quando você tá lá com as suas tarefas trabalhando, você precisa se comunicar com a galera da equipe, como você se comunica com eles? </text:p>
            <text:p/>
            <text:p>Olha, eh atual assim, durante tarefas que pelo menos eh as minhas né? Assim no meu no meu nível de conhecimento e tudo elas ainda se dão bastante isoladas assim eu não tenho muita interação com os membros eh a não ser a parte técnica ali que a gente tira esclarece alguma coisa mas digamos assim a maior parte da do tempo da Sprint eh não há necessidade de se comunicar mas quando eh há essa necessidade a gente usa os aplicativos né? De comunicação né? Hoje em dia a gente tem aplicativo de texto e tudo então eh a gente faz uma uma videochamada, já houve necessidade de fazer. Mas eh a maior parte da comunicação ela se deve a entender o problema. Como a gente já corre logo pra resolver isso e entender é uma vez que fica esclarecido a sprint começa a andar bem sem sem usar pedir tanto o auxílio dos colegas. </text:p>
            <text:p/>
            <text:p>Entendi. Então quando precisa vocês decidiram esse software um software de mensagem instantânea, né? Pra se comunicar. Perfeito. Ou o meet como você falou. Achei bem legal esse esse exemplo que de fato ele ele e traz de volta pra vocês, né? O o a possibilidade de ter o meet né? De fazer aquela vídeocom com a sala, a sala, a sala de trabalho, né? Virtual, né? </text:p>
            <text:p/>
            <text:p>Sim. Sim.</text:p>
            <text:p/>
            <text:p>Tem aquela troca ali rápida, é como se você tivesse do lado da pessoa, né? </text:p>
            <text:p/>
            <text:p>Sim, a a possibilidade de você compartilhar uma tela é fantástica né, você vai realmente a pessoa vai guiando você e você vai acompanhando o raciocínio dela. Isso é muito bom essa ferramenta. </text:p>
          </table:table-cell>
          <table:table-cell table:style-name="ce7" office:value-type="string" calcext:value-type="string">
            <text:p>Bom, vamos lá, pro finalzinho agora. É que fala da parte de comuni entre equipe né como você se comunica com seus pares durante a realização de uma tarefa de manutenção evolutiva. Como você se comunica com a equipe quando você precisa? Durante seu trabalho? </text:p>
            <text:p/>
            <text:p>Bom como a gente estava nesse regime de escala né, Nos dias que eu venho aqui, né? Coincidentemente é os dias que o que o colega está. Então eh às vezes quando eu tenho um alguma dificuldade, algum alguma questão na SIAC né? Quando eu fico em casa tentando quebrar a cabeça e aí como eu sei que o colega vai estar aqui né eu acabo tirando tirando as dúvidas com ele eh no presencialmente mas assim como eh às vezes ele está atarefado né com alguma coisa ali no no sistema, mas quando eu estou em casa se é um alguma alguma dúvida crítica eu chamo eu informo ele no Telegram e aí a gente consegue estabelecer essa comunicação né mas na na maioria das vezes assim eu procuro sempre né eu tentar resolver, por mim mesmo e quando eu vejo que realmente não tem como, eu informo a ele. Ohh colega, estou com a dificuldade, né? Nesse sentido. Aí às vezes ele dá a sugestão dele ou ele indica uma pessoa da própria equipe pra falar, entre em contato com essa pessoa da equipe que essa pessoa vai te ajudar e essa comunicação é eficaz porque né as pessoas né cada um tem suas tarefa ali mas né uma equipe sempre solícita, sempre colaborativa sempre está disponível ali pra pra colaborar né pra cooperar e ajudar. </text:p>
          </table:table-cell>
          <table:table-cell table:number-columns-repeated="1018"/>
        </table:table-row>
        <table:table-row table:style-name="ro8">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2">
          <table:table-cell table:style-name="ce6" office:value-type="string" calcext:value-type="string">
            <text:p>8 - Qual a sua opinião sobre a comunicação na sua equipe? </text:p>
          </table:table-cell>
          <table:table-cell table:style-name="ce7" office:value-type="string" calcext:value-type="string">
            <text:p>Cara eu acho que é deficiente, eu acho que que as pessoas deveriam perguntar mais, entendeu. Digo tecnicamente, se tem dúvidas técnicas, deveriam perguntar. Por exemplo, até hoje desenvolvedores novos, eu não vejo eles perguntarem. É impossível eles não terem dúvidas. Então assim, por que que não pergunta. Pode ser vergonha? Não sei, mas eu acho que eles tinham que perguntar, por exemplo como que eu poderia fazer isso? Pô, estou aqui há duas horas tentando resolver isso. Alguém tem uma dica? Ninguém pergunta isso. Um exemplo foi que quando o colega deu um treinamento sobre as coisas que a gente usava assim que eles entraram, praticamente ninguém perguntou nada, daí lá na frente quando eles começaram a pegar as tarefas, muitos deles não souberam fazer coisas que foram ensinadas no treinamento. Isso também acaba influenciando a relação entre os pares, o fato de pouco se comunicarem. Assim, eu acho que atualmente a comunicação na equipe é quase inexistente. </text:p>
            <text:p/>
          </table:table-cell>
          <table:table-cell table:style-name="ce7" office:value-type="string" calcext:value-type="string">
            <text:p>"Eu acho que é razoável vai ficar razoável, acho que é a gente tem alguns desafios aí que a gente precisa alinhar melhor, até porque por essa questão de cada um tem um horário e a gente também não fica monitorando lá, vai vendo mais os resultados né. As vezes a comunicação acaba ficando meio prejudicada e as vezes a gente precisa de uma resposta, e a gente nem sempre consegue ter um retorno num tempo hábil. Então isso às vezes acaba minando um pouco a eficiência. Então assim a gente funciona mas eu percebo que a gente tem algumas falhas que precisam ser aperfeiçoadas. Por exemplo, tem gente que acaba não não olhando com frequência o grupo ou tem gente que acaba não acompanhando as agendas, tipo: “Ih, não olhei”, ou essas questões de horário. Enfim a gente tem algumas questões de comunicação que a gente pode melhorar eh então eu acho que é assim que funciona mas eh a gente funciona a gente tem que conseguir alcançar resultados, mas acho que é essa questão de comunicação a gente pode ter aperfeiçoamentos.</text:p>
            <text:p/>
            <text:p>Tem algumas pessoas que são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text:p>
          </table:table-cell>
          <table:table-cell table:style-name="ce7" office:value-type="string" calcext:value-type="string">
            <text:p>Sim. Muito adequada, tem servindo, tem servido aos propósitos muito bem. </text:p>
          </table:table-cell>
          <table:table-cell table:style-name="ce7" office:value-type="string" calcext:value-type="string">
            <text:p>Olha, ela é é ela é muito boa, né? Assim, tanto a questão da relação entre as pessoas, que também é importante, né? E as pessoas interagem bem, eh até o momento eu vejo que as pessoas se respeitam, cada um tem seu jeito de pensar. Eh e tecnicamente melhor ainda assim, eu vejo muita disposição assim, muita disponibilidade dos mais experientes pra pra auxiliar, eu nunca eu nunca tive ajuda negada. </text:p>
          </table:table-cell>
          <table:table-cell table:style-name="ce7" office:value-type="string" calcext:value-type="string">
            <text:p>é eficaz atualmente. Pessoal tá sempre disposto a ajudar e a forma como vocês se comunicam hoje, e acaba tendo os dias de encontro com o líder, dos projetos que trabalho e quando quando isso não acontece é pelo Telegram.</text:p>
          </table:table-cell>
          <table:table-cell table:number-columns-repeated="1018"/>
        </table:table-row>
        <table:table-row table:style-name="ro2">
          <table:table-cell table:style-name="ce3" office:value-type="string" calcext:value-type="string">
            <text:p>Problemas e dificuldades codificadas</text:p>
          </table:table-cell>
          <table:table-cell table:style-name="ce7" office:value-type="string" calcext:value-type="string">
            <text:p>Comunicação atual deficiente, desenvolvedores não tiram dúvidas, os pares pouco se comunicam</text:p>
          </table:table-cell>
          <table:table-cell table:style-name="ce11" office:value-type="string" calcext:value-type="string">
            <text:p>comunicação da equipe é razoável, cada </text:p>
            <text:p>desenvolvedor tem um horário, comunicação </text:p>
            <text:p>as vezes fica prejudicada, dificuldade de retorno </text:p>
            <text:p>em tempo hábil, desenvolvedores não olham</text:p>
            <text:p>com frequência o grupo, desenvolvedores não </text:p>
            <text:p>acompamham as agendas da equipe, nem todos</text:p>
            <text:p>os desenvolvedores respondem no grupo."</text:p>
          </table:table-cell>
          <table:table-cell table:style-name="ce7" office:value-type="string" calcext:value-type="string">
            <text:p>Comunicação adequada ao propósito.</text:p>
          </table:table-cell>
          <table:table-cell table:style-name="ce7" office:value-type="string" calcext:value-type="string">
            <text:p>forma de comunicação muito boa, relação entre os membros muito boa, muita disposição das pessoas em ajudar tecnicamente, eu nunca tive uma ajuda negada.</text:p>
          </table:table-cell>
          <table:table-cell table:style-name="ce7" office:value-type="string" calcext:value-type="string">
            <text:p>eficaz atualmente, equipe sempre disposta a ajudar.</text:p>
          </table:table-cell>
          <table:table-cell table:number-columns-repeated="1018"/>
        </table:table-row>
        <table:table-row table:style-name="ro9">
          <table:table-cell table:style-name="ce2" office:value-type="string" calcext:value-type="string">
            <text:p>9 - Como você pede ajuda, caso seja necessário, quando está trabalhando em uma tarefa de manutenção evolutiva?</text:p>
          </table:table-cell>
          <table:table-cell table:style-name="ce7" office:value-type="string" calcext:value-type="string">
            <text:p>Bom a outra aqui, como você pede ajuda caso necessário quando está trabalhando numa em uma tarefa? já respondemos o que que você respondesse se tem algo a mais a acrescentar com relação a isso como que você pede ajuda se for necessário quando está trabalhando uma tarefa.</text:p>
            <text:p/>
            <text:p> Cara, eu eu nesse modelo remoto é basicamente Telegram hoje, entendeu? Mensagem de texto, vamos dizer assim, comunicação textual. Você não liga, não manda áudio, nada complexo demais pra precisar as outras coisas foram resolvidas com com texto mesmo é que tem mais ou menos o hábito de ligar algumas vezes e falar alguma coisa é o Neves pra pedir né? é porque ele nunca alimenta o Redmine. Certo? Ele liga pra gente. Certo. Pra pedir, né? </text:p>
            <text:p/>
            <text:p>Certo. Então o gestor entra em contato com vocês que são aí os coordenadores, digamos assim. E aí muita das vezes quase todas as vezes que o entra em contato, isso isso gera uma tarefa? </text:p>
            <text:p/>
            <text:p>Cara, a maioria sim, mas não todas, não todas, maioria. Quando eu quando quando dependi só de mim, algumas vezes não, eu vou lá e faço, entendeu? Agora, se eu tivesse, por exemplo, passar tarefas pra outras pessoas aí eu aí eu alimento lá o redmine. </text:p>
            <text:p/>
            <text:p>Entendi. Bom, beleza. Eh só complementando essa pergunta aqui porque eh a pergunta referida se se referia como você se pedia ajuda quando estava resolvendo uma tarefa. Mas anteriormente você já havia respondido isso que é é você entra em contato com o gestor que né com o cara que delegou a tarefa pra você quando você tem dúvida e se você não tem dúvida você ou melhor e se você não consegue falar com quem delegou você tenta sozinho entendeu o código pra depois apresenta É isso, né? </text:p>
            <text:p/>
            <text:p>Isso. </text:p>
          </table:table-cell>
          <table:table-cell table:style-name="ce7" office:value-type="string" calcext:value-type="string">
            <text:p>E aí agora é a outra pergunta diz o seguinte como você pede ajuda caso seja necessário quando está trabalhando uma tarefa de manutenção evolutiva? Quando você está trabalhando lá na sua tarefa, pintou uma necessidade de falar com alguém né? Como que você pede ajuda? Eu sei que você já respondeu algumas coisas acima relacionada a isso, mas eu queria que você respondesse aqui na pergunta específicas, pra eu fazer uma relação. Quando você acha que você precisa pedir ajuda eh quando você está trabalhando numa tarefa como que você faz? </text:p>
            <text:p/>
            <text:p>Mensagem instantânea(texto). Se for algo que seja necessário ser melhor discutido a gente pede um meet ali né. Mas geralmente a maioria das coisas resolve por mensagens instantâneas mesmo . </text:p>
            <text:p/>
            <text:p>Perfeito, isso que eu ia perguntar a você, se na sua opinião eh a maioria das coisas vocês conseguiriam conseguem resolver via mensagens instantâneas ou se muitas das vezes precisa fazer google meet ou algum software de videocom?</text:p>
            <text:p/>
            <text:p>Não, na maioria das vezes, pelo menos comigo sim, pelo menos eu consigo resolver bastante coisa. Pra mim é até melhor.</text:p>
            <text:p/>
            <text:p>Beleza perfeito. E a equipe de um modo geral assim como acha que é o retorno da equipe pra interagir uns com os outros lá quando alguém posta alguma coisa? Como que você avalia aqui  esse retorno? De fato o retorno quando alguém posta alguma coisa? </text:p>
            <text:p/>
            <text:p>Então assim, tem algumas pessoas que eu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 </text:p>
          </table:table-cell>
          <table:table-cell table:style-name="ce7" office:value-type="string" calcext:value-type="string">
            <text:p>Perfeito. E quando você precisa de ajuda trabalhando numa tarefa lá. Você precisa de uma ajuda. Como que você se comunica? É a mesma coisa? É. Mesma coisa ou até pra marcar o dia presencial, né? Eu estou precisando de ajuda aqui e conto que você vai estar lá no setor. Aí eu estou lá também. Então mais um agendamento também de. Entendi. Então assim, então só pra eu entender, tá? Posso entender errado então prefiro perguntar. Eh então quando você está trabalhando nas suas tarefas, quando você precisa falar com alguém, certo? Eh pra pedir ajuda por exemplo você é você prioriza o contato pra marcar depois pro presencial. Por que isso ? Só pra eu entender. É porque eu tenho até questão dos nossos equipamentos também. Eu tenho as minhas ferramentas de trabalho no meu computador pessoal. Tenho as minhas ferramentas de trabalho no computador do setor então eh coisas eh assim rotineiras eu prefiro fazer no meu computador pessoal. Certo. Para novas demandas eu já prefiro deixar tudo lá porque aí se der algum problema se precisar reinstalar algum software eu peço ajuda aos especialistas. Certo. De lá. Perfeito. Mas aí então você marca eh eh eh você prefere no presencial especificamente por questão de ter duas máquinas é isso? Também porque aí o suporte vai na máquina que está lá no setor, porque no meu computador pessoal fica difícil ficar pedindo suporte. Levando pra lá e pra cá.</text:p>
          </table:table-cell>
          <table:table-cell table:style-name="ce7" office:value-type="string" calcext:value-type="string">
            <text:p>Bom eh a outra pergunta é como você pede ajuda caso necessário quando está trabalhando em uma tarefa de manutenção evolutiva? Seja meio que respondeu mas eu queria que você respondesse de novo. </text:p>
            <text:p/>
            <text:p>Eh eh basicamente a maior parte da nossa comunicação é por aplicativo de mensagem instantânea mesmo. Então a gente manda uma mensagem e fica esse trabalho mais ou menos assíncrono né? Então  Quando a pessoa que recebe consegue um espaço um tempo, uma folga ela ela vê sua mensagem e responde é a partir dali se for necessário a gente evolui pro meeting evolui pra um vídeo eh alguma coisa assim mas eh o aplicativo de mensagem instantânea. </text:p>
            <text:p/>
            <text:p>Perfeito mas entendi eh então eh quando você precisa de ajuda você entra em contato pelo aplicativo de mensagem instantânea mas ele não fica restrito a isso se for preciso de um meet por exemplo você já deu exemplo ou de alguma outra coisa eh vocês conseguem se comunicar de um modo geral. </text:p>
            <text:p/>
            <text:p>Sim se se houver necessidade até a gente eh no momento presencial mesmo a gente esclarece todo o resto que a gente não conseguiu por algum motivo resolver </text:p>
            <text:p/>
            <text:p>Então assim, isso que você falou muito legal, aí eu queria até fazer uma outra pergunta que não tá aqui, só não falta alguma pergunta aqui, mas que é eu acho interessante o que você falou. Então, assim, há casos, quero que você me responda, vê se eu tô certo. Há casos que o processo de trabalho atualmente, a forma como ele tá, há casos que vocês precisam postergar a execução de uma tarefa para o encontro presencial de fato. Porque eh gera muita dúvida, falta informação, então só mesmo um contato presencial que você consegue resolver? Já aconteceu isso, isso é frequente?</text:p>
            <text:p/>
            <text:p> Já aconteceu, não é frequente, mas já aconteceu. Eh como eu sei que eu vou me encontrar com aquele membros no dia tal, então eu já eu já utilizo dessa informação, já mudo a prioridade ali das tarefas, faço algumas tarefas na frente que estão mais esclarecidas vou resolvendo e eh de maneira intencional vou deixando essa tarefa pro dia que eu sei que eu vou encontrar esse membro que eu já eu vi que a tarefa eh tem algumas dificuldades que eu não estou conseguindo compreender. </text:p>
            <text:p/>
            <text:p>Perfeito. É como se você estivesse postergando ela uma vez que você já sabe que vai ter o encontro presencial e dando prioridade a outras tarefas, ou seja tá gerenciando seu tempo durante a sprint. Seria isso né?</text:p>
            <text:p/>
            <text:p>Exatamente a gente tem essa liberdade também pra fazer a nossa gerência né da da nossa sprint. </text:p>
          </table:table-cell>
          <table:table-cell table:style-name="ce7" office:value-type="string" calcext:value-type="string">
            <text:p>Perfeito. Bom, a outra aqui, eu você já respondeu também mas eu vou perguntar pra ver se tem alguma coisa a mais. Como você pede ajuda caso necessário quando está trabalhando as suas tarefas? </text:p>
            <text:p/>
            <text:p>É é eu realmente comunico primeiro comunico o o líder né? Que a pessoa que designou aquela tarefa. E ele vai me me orientando. Né? A mais eh às vezes eu comunico às vezes a dificuldade por exemplo eh aconteceu muito no período da chuva. Que eu faço acesso remoto aqui que na minha máquina é muito lenta eu acabo preferindo fazer essa remota aqui, mas às vezes a internet cai. Aí o sistema estava não está respondendo direito. Aí né? Eu já comunico, dependendo do do problema eu já comunico a equipe superior, por exemplo às vezes falo com o colega né? Porque aí já é um problema que foge, né? Que essa comunicação já é um empecilho, né? Empecilho físico. Eh eu perguntar pra pra você tá sem internet ou pra você tá o sistema tá funcionando, aí já é um empecilho diferente do que eh dúvidas sobre eh pela minha tarefa. Mas se for um problema eh relacionado a tarefa eu comunico o colega2 pelo Telegram ou aqui mesmo né? Ele estando no dia aqui. Eu já pergunto a ele ah colega quando tiver um tempinho né? Agora se for um problema físico às vezes está aqui sem internet. Aconteceu até semana passada, o redmine tava fora, não tava conseguindo acessar, aí eu comuniquei o o colega com a a pessoa, né? A pessoa do suporte. Mas no geral a maioria das minhas comunicações são no Telegram mesmo.</text:p>
          </table:table-cell>
          <table:table-cell table:number-columns-repeated="1018"/>
        </table:table-row>
        <table:table-row table:style-name="ro10">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2">
          <table:table-cell table:style-name="ce2" office:value-type="string" calcext:value-type="string">
            <text:p>10 - Você entende que é suficientemente apoiado pelos seus pares no desempenho de suas tarefas de manutenção evolutiva?</text:p>
          </table:table-cell>
          <table:table-cell table:style-name="ce7" office:value-type="string" calcext:value-type="string">
            <text:p>Sim. Por exemplo, ninguém nunca se furtou a tirar uma dúvida, entendeu? Então assim eh questões técnicas assim parte técnica eu nunca precisei perguntar a ninguém porque acaba que eu e o Gonçalves acho que somos os caras mais seniores, né? Então, como não tem outro sênior em java, eu não penso em perguntar, então assim, eh talvez faça mais sentido pra galera que precise da gente responder isso, mas assim amigos informação de como resolver as coisas da tarefa eh se eu tiver algumas dúvida é é como eu falei na resposta anterior eu entro em contato geralmente com texto pra tirar dúvida.</text:p>
          </table:table-cell>
          <table:table-cell table:style-name="ce7" office:value-type="string" calcext:value-type="string">
            <text:p>Apoia, talvez precisasse ter uma eficiência um pouco melhor nisso também, mas apoia. Sempre que preciso de alguma informação ou apoio, a equipe da um retorno. As vezes um pouco demorado, como informei numa pergunta anterior, mas apoia sim. Um fator interessante é que geralmente, sou eu quem apoia, né? Geralmente sou eu ou o outro colega apoiando alguém. </text:p>
          </table:table-cell>
          <table:table-cell table:style-name="ce7" office:value-type="string" calcext:value-type="string">
            <text:p>Prontamente prontamente caso assim de né? De demora de atraso que tem atrapalhado o serviço não. </text:p>
            <text:p/>
            <text:p>Isso aí é questão de de pronto atendimento, de ajuda próximo não tem não tem reclamação aqui só é é parte de mim mesmo as vezes não querer incomodar e tentar ficar quebrando a cabeça sozinha pra resolver o Problema. </text:p>
          </table:table-cell>
          <table:table-cell table:style-name="ce7" office:value-type="string" calcext:value-type="string">
            <text:p>Sim, eu acho que o que ajuda um pouco é porque talvez isso não tenha sido uma realidade no passado, mas hoje nós temos mais de uma pessoa trabalhando no mesmo projeto então isso ajuda a pelo menos uma pessoa entende um pouco mais da daquele cenário, daquela situação, daquele projeto e pode te auxiliar. Talvez num num cenário que tivesse uma pessoa responsável por projeto talvez esse membro se sentiria mais só, né? Com menos pessoas entendendo aquele contexto do problema dele.</text:p>
          </table:table-cell>
          <table:table-cell table:style-name="ce7" office:value-type="string" calcext:value-type="string">
            <text:p>Sim eu sinto que a equipe tem uma vontade de ajudar e tem é pessoas né que tem esse conhecimento que não que não se importam né de de compartilhar aquele conhecimento é é tenho uma dificuldade assim de pedir ajuda de de achar que eu estou atrapalhando porém as pessoas são sempre muito solícitas, são eh eh a um estão sempre disponíveis, estão sempre dispostas a ajudar , mesmo que eu tenha essa essa dificuldade de ajuda a que as vezes a pessoa tenha eh você precisa de mesmo quando eu não penso que você precisa de alguma ajuda você quiser qualquer coisa você pode falar ai então quanto quanto a isso eu eu me sinto bem na na equipe né nesse sentido. </text:p>
          </table:table-cell>
          <table:table-cell table:number-columns-repeated="1018"/>
        </table:table-row>
        <table:table-row table:style-name="ro2">
          <table:table-cell table:style-name="ce3" office:value-type="string" calcext:value-type="string">
            <text:p>Problemas e dificuldades codificadas</text:p>
          </table:table-cell>
          <table:table-cell table:style-name="ce7" office:value-type="string" calcext:value-type="string">
            <text:p>sim, ninguém nunca se furtou a tirar uma dúvida</text:p>
          </table:table-cell>
          <table:table-cell table:style-name="ce7" office:value-type="string" calcext:value-type="string">
            <text:p>Sim, mas talvez precisasse ter uma melhor eficiência, smpre que preciso de alguma informação ou apoio a equipe da um retorno, retorno as vezes demorado.</text:p>
          </table:table-cell>
          <table:table-cell table:style-name="ce7" office:value-type="string" calcext:value-type="string">
            <text:p>Se sente prontamente apoiada pela equipe, atrasos nas respostas não atrapalham o serviço, evita perguntar por achar que vai atrapalhar os colegas.</text:p>
          </table:table-cell>
          <table:table-cell table:style-name="ce7" office:value-type="string" calcext:value-type="string">
            <text:p>se sente apoiado pela equipe, fato de existir mais de um desenvolvedor num projeto ajuda muito</text:p>
          </table:table-cell>
          <table:table-cell table:style-name="ce11" office:value-type="string" calcext:value-type="string">
            <text:p>sente apoiada pela equipe, equipe nao se importa em compartilhar o conhecimento, pessoas muito solicitas, sempre enfatizando que posso perguntar sempre que necessário.</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Categorização e Refinamento dos Códigos" table:style-name="ta2">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3" table:number-columns-repeated="1019" table:default-cell-style-name="Default"/>
        <table:table-row table:style-name="ro2">
          <table:table-cell table:style-name="ce16"/>
          <table:table-cell table:style-name="ce17" office:value-type="string" calcext:value-type="string">
            <text:p>Problemas e Dificuldades</text:p>
          </table:table-cell>
          <table:table-cell table:style-name="ce32" table:number-columns-repeated="2"/>
          <table:table-cell table:style-name="ce17" office:value-type="string" calcext:value-type="string">
            <text:p>Problemas e Dificuldades</text:p>
          </table:table-cell>
          <table:table-cell table:style-name="ce16" table:number-columns-repeated="21"/>
          <table:table-cell table:number-columns-repeated="998"/>
        </table:table-row>
        <table:table-row table:style-name="ro2">
          <table:table-cell table:style-name="ce16"/>
          <table:table-cell table:style-name="ce17" office:value-type="string" calcext:value-type="string">
            <text:p>Categorização dos Códigos Nível 1</text:p>
          </table:table-cell>
          <table:table-cell table:style-name="ce32" table:number-columns-repeated="2"/>
          <table:table-cell table:style-name="ce17" office:value-type="string" calcext:value-type="string">
            <text:p>Refinamento dos Códigos Categorizados</text:p>
          </table:table-cell>
          <table:table-cell table:style-name="ce16" table:number-columns-repeated="21"/>
          <table:table-cell table:number-columns-repeated="998"/>
        </table:table-row>
        <table:table-row table:style-name="ro2">
          <table:table-cell table:style-name="ce16"/>
          <table:table-cell table:style-name="ce17"/>
          <table:table-cell table:style-name="ce32" table:number-columns-repeated="2"/>
          <table:table-cell table:style-name="ce17"/>
          <table:table-cell table:style-name="ce16" table:number-columns-repeated="21"/>
          <table:table-cell table:number-columns-repeated="998"/>
        </table:table-row>
        <table:table-row table:style-name="ro2">
          <table:table-cell/>
          <table:table-cell table:style-name="ce18" office:value-type="string" calcext:value-type="string">
            <text:p>Especificação da Tarefa e do Sistema</text:p>
          </table:table-cell>
          <table:table-cell table:style-name="ce18" office:value-type="string" calcext:value-type="string">
            <text:p>Entrevistado</text:p>
          </table:table-cell>
          <table:table-cell table:style-name="ce24"/>
          <table:table-cell table:style-name="ce35" office:value-type="string" calcext:value-type="string">
            <text:p>Especificação da Tarefa e do Sistema (e1,e2,e3,e4,e5)</text:p>
          </table:table-cell>
          <table:table-cell table:number-columns-repeated="1019"/>
        </table:table-row>
        <table:table-row table:style-name="ro11">
          <table:table-cell/>
          <table:table-cell table:style-name="ce19" office:value-type="string" calcext:value-type="string">
            <text:p>A gente escreve mal as informações da tarefas</text:p>
          </table:table-cell>
          <table:table-cell table:style-name="ce19" office:value-type="string" calcext:value-type="string">
            <text:p>E1</text:p>
          </table:table-cell>
          <table:table-cell table:style-name="ce24"/>
          <table:table-cell table:style-name="ce36" office:value-type="string" calcext:value-type="string">
            <text:p>Descrição das Tarefas Insuficiente(e1,e2,e3,e4,e5)</text:p>
            <text:p/>
            <text:p/>
            <text:p/>
            <text:p/>
          </table:table-cell>
          <table:table-cell table:number-columns-repeated="1019"/>
        </table:table-row>
        <table:table-row table:style-name="ro2">
          <table:table-cell/>
          <table:table-cell table:style-name="ce11" office:value-type="string" calcext:value-type="string">
            <text:p>Forma de apresentação Deficiente por haver poucas informações na tarefa</text:p>
          </table:table-cell>
          <table:table-cell table:style-name="ce11" office:value-type="string" calcext:value-type="string">
            <text:p>E1</text:p>
          </table:table-cell>
          <table:table-cell table:style-name="ce24"/>
          <table:table-cell table:style-name="ce37" office:value-type="string" calcext:value-type="string">
            <text:p>Forma de Apresentação das Tarefas Deficiente(e1,e2,e3,e4,e5)</text:p>
          </table:table-cell>
          <table:table-cell table:number-columns-repeated="1019"/>
        </table:table-row>
        <table:table-row table:style-name="ro2">
          <table:table-cell/>
          <table:table-cell table:style-name="ce11" office:value-type="string" calcext:value-type="string">
            <text:p>Forma de apresentação e descrição das tarefas é deficiente para o ambiente remoto</text:p>
          </table:table-cell>
          <table:table-cell table:style-name="ce11" office:value-type="string" calcext:value-type="string">
            <text:p>E1</text:p>
          </table:table-cell>
          <table:table-cell table:style-name="ce24"/>
          <table:table-cell table:style-name="ce37" office:value-type="string" calcext:value-type="string">
            <text:p>Descrição das Tarefas Deficiente(e1,e5)</text:p>
          </table:table-cell>
          <table:table-cell table:number-columns-repeated="1019"/>
        </table:table-row>
        <table:table-row table:style-name="ro2">
          <table:table-cell/>
          <table:table-cell table:style-name="ce10" office:value-type="string" calcext:value-type="string">
            <text:p>Poucas Informações nas tarefas</text:p>
          </table:table-cell>
          <table:table-cell table:style-name="ce10" office:value-type="string" calcext:value-type="string">
            <text:p>E1</text:p>
          </table:table-cell>
          <table:table-cell table:style-name="ce24"/>
          <table:table-cell table:style-name="ce37" office:value-type="string" calcext:value-type="string">
            <text:p>Dificuldade em Entender a Tarefa (e4,e5)</text:p>
          </table:table-cell>
          <table:table-cell table:number-columns-repeated="1019"/>
        </table:table-row>
        <table:table-row table:style-name="ro2">
          <table:table-cell/>
          <table:table-cell table:style-name="ce10" office:value-type="string" calcext:value-type="string">
            <text:p>descrição da tarefa bem básica</text:p>
          </table:table-cell>
          <table:table-cell table:style-name="ce10" office:value-type="string" calcext:value-type="string">
            <text:p>E2</text:p>
          </table:table-cell>
          <table:table-cell table:style-name="ce24"/>
          <table:table-cell table:style-name="ce37" office:value-type="string" calcext:value-type="string">
            <text:p>Falta de Documentação(e2,e5)</text:p>
          </table:table-cell>
          <table:table-cell table:number-columns-repeated="1019"/>
        </table:table-row>
        <table:table-row table:style-name="ro2">
          <table:table-cell/>
          <table:table-cell table:style-name="ce10" office:value-type="string" calcext:value-type="string">
            <text:p>Forma de apresentação e descrição ainda não é o ideal</text:p>
          </table:table-cell>
          <table:table-cell table:style-name="ce10" office:value-type="string" calcext:value-type="string">
            <text:p>E2</text:p>
          </table:table-cell>
          <table:table-cell table:style-name="ce24"/>
          <table:table-cell table:style-name="ce38"/>
          <table:table-cell table:number-columns-repeated="1019"/>
        </table:table-row>
        <table:table-row table:style-name="ro2">
          <table:table-cell/>
          <table:table-cell table:style-name="ce11" office:value-type="string" calcext:value-type="string">
            <text:p>descrição das tarefas resumida para pessoa trabalhar sozinha</text:p>
          </table:table-cell>
          <table:table-cell table:style-name="ce11" office:value-type="string" calcext:value-type="string">
            <text:p>E3</text:p>
          </table:table-cell>
          <table:table-cell table:style-name="ce24" table:number-columns-repeated="2"/>
          <table:table-cell table:number-columns-repeated="1019"/>
        </table:table-row>
        <table:table-row table:style-name="ro2">
          <table:table-cell/>
          <table:table-cell table:style-name="ce10" office:value-type="string" calcext:value-type="string">
            <text:p>descrição da tarefa muito óbvia pra quem a criou</text:p>
          </table:table-cell>
          <table:table-cell table:style-name="ce10" office:value-type="string" calcext:value-type="string">
            <text:p>E4</text:p>
          </table:table-cell>
          <table:table-cell table:style-name="ce24" table:number-columns-repeated="2"/>
          <table:table-cell table:number-columns-repeated="1019"/>
        </table:table-row>
        <table:table-row table:style-name="ro12">
          <table:table-cell/>
          <table:table-cell table:style-name="ce10" office:value-type="string" calcext:value-type="string">
            <text:p>Descrição das tarefas muito textual</text:p>
            <text:p/>
          </table:table-cell>
          <table:table-cell table:style-name="ce10" office:value-type="string" calcext:value-type="string">
            <text:p>E4</text:p>
          </table:table-cell>
          <table:table-cell table:style-name="ce24" table:number-columns-repeated="2"/>
          <table:table-cell table:number-columns-repeated="1019"/>
        </table:table-row>
        <table:table-row table:style-name="ro2">
          <table:table-cell/>
          <table:table-cell table:style-name="ce11" office:value-type="string" calcext:value-type="string">
            <text:p>desenvolvedor que recebe a tarefa, não recebe com todas as informações necessárias</text:p>
          </table:table-cell>
          <table:table-cell table:style-name="ce11" office:value-type="string" calcext:value-type="string">
            <text:p>E4</text:p>
          </table:table-cell>
          <table:table-cell table:style-name="ce24" table:number-columns-repeated="2"/>
          <table:table-cell table:number-columns-repeated="1019"/>
        </table:table-row>
        <table:table-row table:style-name="ro2">
          <table:table-cell/>
          <table:table-cell table:style-name="ce19" office:value-type="string" calcext:value-type="string">
            <text:p>Tarefas não possuem telas ou vídeos, mesmo o sistema permitindo</text:p>
          </table:table-cell>
          <table:table-cell table:style-name="ce19" office:value-type="string" calcext:value-type="string">
            <text:p>E4</text:p>
          </table:table-cell>
          <table:table-cell table:style-name="ce24" table:number-columns-repeated="2"/>
          <table:table-cell table:number-columns-repeated="1019"/>
        </table:table-row>
        <table:table-row table:style-name="ro2">
          <table:table-cell/>
          <table:table-cell table:style-name="ce11" office:value-type="string" calcext:value-type="string">
            <text:p>falta de regras de negócios nas tarefas necessárias para sua implementação</text:p>
          </table:table-cell>
          <table:table-cell table:style-name="ce11" office:value-type="string" calcext:value-type="string">
            <text:p>E5</text:p>
          </table:table-cell>
          <table:table-cell table:style-name="ce24" table:number-columns-repeated="2"/>
          <table:table-cell table:number-columns-repeated="1019"/>
        </table:table-row>
        <table:table-row table:style-name="ro12">
          <table:table-cell/>
          <table:table-cell table:style-name="ce20" office:value-type="string" calcext:value-type="string">
            <text:p>forma de descrição das tarefas pode melhorar</text:p>
            <text:p/>
          </table:table-cell>
          <table:table-cell table:style-name="ce20" office:value-type="string" calcext:value-type="string">
            <text:p>E5</text:p>
          </table:table-cell>
          <table:table-cell table:style-name="ce24" table:number-columns-repeated="2"/>
          <table:table-cell table:number-columns-repeated="1019"/>
        </table:table-row>
        <table:table-row table:style-name="ro2">
          <table:table-cell/>
          <table:table-cell table:style-name="ce10" office:value-type="string" calcext:value-type="string">
            <text:p>líder descreve as tarefas de forma sucinta</text:p>
          </table:table-cell>
          <table:table-cell table:style-name="ce10" office:value-type="string" calcext:value-type="string">
            <text:p>E5</text:p>
          </table:table-cell>
          <table:table-cell table:style-name="ce24" table:number-columns-repeated="2"/>
          <table:table-cell table:number-columns-repeated="1019"/>
        </table:table-row>
        <table:table-row table:style-name="ro2">
          <table:table-cell/>
          <table:table-cell table:style-name="ce11" office:value-type="string" calcext:value-type="string">
            <text:p>Maior dificuldade é o detalhamento das descrições da tarefa</text:p>
          </table:table-cell>
          <table:table-cell table:style-name="ce11" office:value-type="string" calcext:value-type="string">
            <text:p>E5</text:p>
          </table:table-cell>
          <table:table-cell table:style-name="ce24" table:number-columns-repeated="2"/>
          <table:table-cell table:number-columns-repeated="1019"/>
        </table:table-row>
        <table:table-row table:style-name="ro1" table:number-rows-repeated="2">
          <table:table-cell table:number-columns-repeated="1024"/>
        </table:table-row>
        <table:table-row table:style-name="ro2">
          <table:table-cell/>
          <table:table-cell table:style-name="ce21" office:value-type="string" calcext:value-type="string">
            <text:p>Dificuldades no Ambiente Remoto</text:p>
          </table:table-cell>
          <table:table-cell table:style-name="ce18" office:value-type="string" calcext:value-type="string">
            <text:p>Entrevistado</text:p>
          </table:table-cell>
          <table:table-cell table:style-name="ce24"/>
          <table:table-cell table:style-name="ce39" office:value-type="string" calcext:value-type="string">
            <text:p>Dificuldades no Ambiente Remoto(e1,e2,e3)</text:p>
          </table:table-cell>
          <table:table-cell table:number-columns-repeated="1019"/>
        </table:table-row>
        <table:table-row table:style-name="ro12">
          <table:table-cell/>
          <table:table-cell table:style-name="ce22" office:value-type="string" calcext:value-type="string">
            <text:p>Receio do remoto por não poder tirar uma dúvida rápida</text:p>
          </table:table-cell>
          <table:table-cell table:style-name="ce22" office:value-type="string" calcext:value-type="string">
            <text:p>E3</text:p>
          </table:table-cell>
          <table:table-cell table:style-name="ce24"/>
          <table:table-cell table:style-name="ce40" office:value-type="string" calcext:value-type="string">
            <text:p>Equipe com Horários Assíncronos(e1,e2)</text:p>
            <text:p/>
          </table:table-cell>
          <table:table-cell table:number-columns-repeated="1019"/>
        </table:table-row>
        <table:table-row table:style-name="ro2">
          <table:table-cell/>
          <table:table-cell table:style-name="ce22" office:value-type="string" calcext:value-type="string">
            <text:p>Cada desenvolvedor tem um horário</text:p>
          </table:table-cell>
          <table:table-cell table:style-name="ce22" office:value-type="string" calcext:value-type="string">
            <text:p>E2</text:p>
          </table:table-cell>
          <table:table-cell table:style-name="ce24"/>
          <table:table-cell table:style-name="ce37" office:value-type="string" calcext:value-type="string">
            <text:p>Receio em tirar dúvidas remotamente (e3)</text:p>
          </table:table-cell>
          <table:table-cell table:number-columns-repeated="1019"/>
        </table:table-row>
        <table:table-row table:style-name="ro2">
          <table:table-cell/>
          <table:table-cell table:style-name="ce23" office:value-type="string" calcext:value-type="string">
            <text:p>Forma de apresentação das tarefas é deficiente pelo fato dos desenvolvedores trabalharem em horários assíncronos</text:p>
          </table:table-cell>
          <table:table-cell table:style-name="ce23" office:value-type="string" calcext:value-type="string">
            <text:p>E1</text:p>
          </table:table-cell>
          <table:table-cell table:style-name="ce24" table:number-columns-repeated="2"/>
          <table:table-cell table:number-columns-repeated="1019"/>
        </table:table-row>
        <table:table-row table:style-name="ro2">
          <table:table-cell/>
          <table:table-cell table:style-name="ce24" table:number-columns-repeated="4"/>
          <table:table-cell table:number-columns-repeated="1019"/>
        </table:table-row>
        <table:table-row table:style-name="ro2">
          <table:table-cell/>
          <table:table-cell table:style-name="ce25" office:value-type="string" calcext:value-type="string">
            <text:p>Recursos Disponíveis</text:p>
          </table:table-cell>
          <table:table-cell table:style-name="ce18" office:value-type="string" calcext:value-type="string">
            <text:p>Entrevistado</text:p>
          </table:table-cell>
          <table:table-cell table:style-name="ce24"/>
          <table:table-cell table:style-name="ce41" office:value-type="string" calcext:value-type="string">
            <text:p>Recursos Disponíveis(e2,e3)</text:p>
          </table:table-cell>
          <table:table-cell table:number-columns-repeated="1019"/>
        </table:table-row>
        <table:table-row table:style-name="ro13">
          <table:table-cell/>
          <table:table-cell table:style-name="ce26" office:value-type="string" calcext:value-type="string">
            <text:p>Problemas Inesperados</text:p>
          </table:table-cell>
          <table:table-cell table:style-name="ce33" office:value-type="string" calcext:value-type="string">
            <text:p>E3</text:p>
          </table:table-cell>
          <table:table-cell table:style-name="ce24"/>
          <table:table-cell table:style-name="ce40" office:value-type="string" calcext:value-type="string">
            <text:p>Problemas Técnicos Inesperados(e2, e3)</text:p>
            <text:p/>
          </table:table-cell>
          <table:table-cell table:number-columns-repeated="1019"/>
        </table:table-row>
        <table:table-row table:style-name="ro14">
          <table:table-cell/>
          <table:table-cell table:style-name="ce11" office:value-type="string" calcext:value-type="string">
            <text:p>Mesmo tirando dúvidas quando bota a mão na massa ocorrem problemas inesperados</text:p>
          </table:table-cell>
          <table:table-cell table:style-name="ce33" office:value-type="string" calcext:value-type="string">
            <text:p>E3</text:p>
          </table:table-cell>
          <table:table-cell table:style-name="ce24"/>
          <table:table-cell table:style-name="ce37" office:value-type="string" calcext:value-type="string">
            <text:p>Limitações de hardware (e2)</text:p>
          </table:table-cell>
          <table:table-cell table:number-columns-repeated="1019"/>
        </table:table-row>
        <table:table-row table:style-name="ro2">
          <table:table-cell/>
          <table:table-cell table:style-name="ce26" office:value-type="string" calcext:value-type="string">
            <text:p>Problema Técnico</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6" office:value-type="string" calcext:value-type="string">
            <text:p>Limitações de Hardware</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7"/>
          <table:table-cell/>
          <table:table-cell table:style-name="ce24" table:number-columns-repeated="2"/>
          <table:table-cell table:number-columns-repeated="1019"/>
        </table:table-row>
        <table:table-row table:style-name="ro2">
          <table:table-cell/>
          <table:table-cell table:style-name="ce25" office:value-type="string" calcext:value-type="string">
            <text:p>Definição de Processo</text:p>
          </table:table-cell>
          <table:table-cell table:style-name="ce18" office:value-type="string" calcext:value-type="string">
            <text:p>Entrevistado</text:p>
          </table:table-cell>
          <table:table-cell table:style-name="ce24"/>
          <table:table-cell table:style-name="ce42" office:value-type="string" calcext:value-type="string">
            <text:p>Definição de Processo(e2,e5)</text:p>
          </table:table-cell>
          <table:table-cell table:number-columns-repeated="1019"/>
        </table:table-row>
        <table:table-row table:style-name="ro14">
          <table:table-cell/>
          <table:table-cell table:style-name="ce22" office:value-type="string" calcext:value-type="string">
            <text:p>Não há um processo definido para apresentação das tarefas</text:p>
          </table:table-cell>
          <table:table-cell table:style-name="ce33" office:value-type="string" calcext:value-type="string">
            <text:p>E2</text:p>
          </table:table-cell>
          <table:table-cell table:style-name="ce24"/>
          <table:table-cell table:style-name="ce40" office:value-type="string" calcext:value-type="string">
            <text:p>Falta de Processo de Trabalho Definido(e2)</text:p>
            <text:p/>
            <text:p/>
            <text:p/>
          </table:table-cell>
          <table:table-cell table:number-columns-repeated="1019"/>
        </table:table-row>
        <table:table-row table:style-name="ro2">
          <table:table-cell/>
          <table:table-cell table:style-name="ce26" office:value-type="string" calcext:value-type="string">
            <text:p>Processo de apresentação das tarefas preliminar</text:p>
          </table:table-cell>
          <table:table-cell table:style-name="ce33" office:value-type="string" calcext:value-type="string">
            <text:p>E2</text:p>
          </table:table-cell>
          <table:table-cell table:style-name="ce24"/>
          <table:table-cell table:style-name="ce37" office:value-type="string" calcext:value-type="string">
            <text:p>Falta de definição de papéis (e5)</text:p>
          </table:table-cell>
          <table:table-cell table:number-columns-repeated="1019"/>
        </table:table-row>
        <table:table-row table:style-name="ro11">
          <table:table-cell/>
          <table:table-cell table:style-name="ce10" office:value-type="string" calcext:value-type="string">
            <text:p>Líder do projeto valida as tarefas</text:p>
          </table:table-cell>
          <table:table-cell table:style-name="ce33" office:value-type="string" calcext:value-type="string">
            <text:p>E5</text:p>
          </table:table-cell>
          <table:table-cell table:style-name="ce24"/>
          <table:table-cell table:style-name="ce37" office:value-type="string" calcext:value-type="string">
            <text:p>Líder Possui Muitas Funções(e5)</text:p>
          </table:table-cell>
          <table:table-cell table:number-columns-repeated="1019"/>
        </table:table-row>
        <table:table-row table:style-name="ro2">
          <table:table-cell/>
          <table:table-cell table:style-name="ce26" office:value-type="string" calcext:value-type="string">
            <text:p>Líder atende professores e coordenadores</text:p>
          </table:table-cell>
          <table:table-cell table:style-name="ce33" office:value-type="string" calcext:value-type="string">
            <text:p>E5</text:p>
          </table:table-cell>
          <table:table-cell table:style-name="ce24" table:number-columns-repeated="2"/>
          <table:table-cell table:number-columns-repeated="1019"/>
        </table:table-row>
        <table:table-row table:style-name="ro2">
          <table:table-cell/>
          <table:table-cell table:style-name="ce26" office:value-type="string" calcext:value-type="string">
            <text:p>tarefas são colocadas na sprint atual pelo lider</text:p>
          </table:table-cell>
          <table:table-cell table:style-name="ce33" office:value-type="string" calcext:value-type="string">
            <text:p>E5</text:p>
          </table:table-cell>
          <table:table-cell table:style-name="ce24"/>
          <table:table-cell table:style-name="ce38"/>
          <table:table-cell table:number-columns-repeated="1019"/>
        </table:table-row>
        <table:table-row table:style-name="ro2">
          <table:table-cell/>
          <table:table-cell table:style-name="ce26" office:value-type="string" calcext:value-type="string">
            <text:p>falta de um papel na equipe de testador</text:p>
          </table:table-cell>
          <table:table-cell table:style-name="ce33" office:value-type="string" calcext:value-type="string">
            <text:p>E5</text:p>
          </table:table-cell>
          <table:table-cell table:style-name="ce24" table:number-columns-repeated="2"/>
          <table:table-cell table:number-columns-repeated="1019"/>
        </table:table-row>
        <table:table-row table:style-name="ro2">
          <table:table-cell/>
          <table:table-cell table:style-name="ce26" office:value-type="string" calcext:value-type="string">
            <text:p>falta de alguém para testar tarefas</text:p>
          </table:table-cell>
          <table:table-cell table:style-name="ce33" office:value-type="string" calcext:value-type="string">
            <text:p>E5</text:p>
          </table:table-cell>
          <table:table-cell table:style-name="ce24" table:number-columns-repeated="2"/>
          <table:table-cell table:number-columns-repeated="1019"/>
        </table:table-row>
        <table:table-row table:style-name="ro2" table:number-rows-repeated="2">
          <table:table-cell/>
          <table:table-cell table:style-name="ce24" table:number-columns-repeated="4"/>
          <table:table-cell table:number-columns-repeated="1019"/>
        </table:table-row>
        <table:table-row table:style-name="ro13">
          <table:table-cell/>
          <table:table-cell table:style-name="ce24" table:number-columns-repeated="4"/>
          <table:table-cell table:number-columns-repeated="1019"/>
        </table:table-row>
        <table:table-row table:style-name="ro2">
          <table:table-cell/>
          <table:table-cell table:style-name="ce25" office:value-type="string" calcext:value-type="string">
            <text:p>Sobrecarga de Tarefas</text:p>
          </table:table-cell>
          <table:table-cell table:style-name="ce18" office:value-type="string" calcext:value-type="string">
            <text:p>Entrevistado</text:p>
          </table:table-cell>
          <table:table-cell table:style-name="ce24"/>
          <table:table-cell table:style-name="ce41" office:value-type="string" calcext:value-type="string">
            <text:p>Sobrecarga de Tarefas(e2,e5)</text:p>
          </table:table-cell>
          <table:table-cell table:number-columns-repeated="1019"/>
        </table:table-row>
        <table:table-row table:style-name="ro14">
          <table:table-cell/>
          <table:table-cell table:style-name="ce26" office:value-type="string" calcext:value-type="string">
            <text:p>Lider sobrecarregado</text:p>
          </table:table-cell>
          <table:table-cell table:style-name="ce33" office:value-type="string" calcext:value-type="string">
            <text:p>E5</text:p>
          </table:table-cell>
          <table:table-cell table:style-name="ce24"/>
          <table:table-cell table:style-name="ce40" office:value-type="string" calcext:value-type="string">
            <text:p>Interrupções por Novas Tarefas(e2)</text:p>
            <text:p/>
          </table:table-cell>
          <table:table-cell table:number-columns-repeated="1019"/>
        </table:table-row>
        <table:table-row table:style-name="ro2">
          <table:table-cell/>
          <table:table-cell table:style-name="ce10" office:value-type="string" calcext:value-type="string">
            <text:p>Interrupções</text:p>
          </table:table-cell>
          <table:table-cell table:style-name="ce33" office:value-type="string" calcext:value-type="string">
            <text:p>E2</text:p>
          </table:table-cell>
          <table:table-cell table:style-name="ce24"/>
          <table:table-cell table:style-name="ce37" office:value-type="string" calcext:value-type="string">
            <text:p>Líder Sobrecarregado(e5)</text:p>
          </table:table-cell>
          <table:table-cell table:number-columns-repeated="1019"/>
        </table:table-row>
        <table:table-row table:style-name="ro2">
          <table:table-cell/>
          <table:table-cell table:style-name="ce24"/>
          <table:table-cell table:style-name="ce34"/>
          <table:table-cell table:style-name="ce24" table:number-columns-repeated="2"/>
          <table:table-cell table:number-columns-repeated="1019"/>
        </table:table-row>
        <table:table-row table:style-name="ro2">
          <table:table-cell/>
          <table:table-cell table:style-name="ce21" office:value-type="string" calcext:value-type="string">
            <text:p>Necessidades de Comunicação</text:p>
          </table:table-cell>
          <table:table-cell table:style-name="ce18" office:value-type="string" calcext:value-type="string">
            <text:p>Entrevistado</text:p>
          </table:table-cell>
          <table:table-cell table:style-name="ce24"/>
          <table:table-cell table:style-name="ce41" office:value-type="string" calcext:value-type="string">
            <text:p>Necessidades de Comunicação(e1,e2,e3,e4,e5)</text:p>
          </table:table-cell>
          <table:table-cell table:number-columns-repeated="1019"/>
        </table:table-row>
        <table:table-row table:style-name="ro1">
          <table:table-cell/>
          <table:table-cell table:style-name="ce28" office:value-type="string" calcext:value-type="string">
            <text:p>Falta de Feedback</text:p>
          </table:table-cell>
          <table:table-cell table:style-name="ce33" office:value-type="string" calcext:value-type="string">
            <text:p>E1</text:p>
          </table:table-cell>
          <table:table-cell table:style-name="ce24"/>
          <table:table-cell table:style-name="ce40" office:value-type="string" calcext:value-type="string">
            <text:p>Comunicação da Equipe Deficiente(e1,e2,e3)</text:p>
            <text:p/>
          </table:table-cell>
          <table:table-cell table:number-columns-repeated="1019"/>
        </table:table-row>
        <table:table-row table:style-name="ro2">
          <table:table-cell/>
          <table:table-cell table:style-name="ce26" office:value-type="string" calcext:value-type="string">
            <text:p>Dificuldade de retorno em tempo hábil</text:p>
          </table:table-cell>
          <table:table-cell table:style-name="ce33" office:value-type="string" calcext:value-type="string">
            <text:p>E2</text:p>
          </table:table-cell>
          <table:table-cell table:style-name="ce24"/>
          <table:table-cell table:style-name="ce37" office:value-type="string" calcext:value-type="string">
            <text:p>Necessidade de Tirar Dúvidas(e2,e4,e5)</text:p>
          </table:table-cell>
          <table:table-cell table:style-name="ce44" table:number-columns-repeated="2"/>
          <table:table-cell table:number-columns-repeated="1017"/>
        </table:table-row>
        <table:table-row table:style-name="ro1">
          <table:table-cell/>
          <table:table-cell table:style-name="ce26" office:value-type="string" calcext:value-type="string">
            <text:p>retorno as vezes demorado</text:p>
          </table:table-cell>
          <table:table-cell table:style-name="ce33" office:value-type="string" calcext:value-type="string">
            <text:p>E2</text:p>
          </table:table-cell>
          <table:table-cell table:style-name="ce24"/>
          <table:table-cell table:style-name="ce37" office:value-type="string" calcext:value-type="string">
            <text:p>Falta de Feedback(e1,e5)</text:p>
          </table:table-cell>
          <table:table-cell table:number-columns-repeated="1019"/>
        </table:table-row>
        <table:table-row table:style-name="ro2">
          <table:table-cell/>
          <table:table-cell table:style-name="ce26" office:value-type="string" calcext:value-type="string">
            <text:p>demora de feedback das tarefas implementadas</text:p>
          </table:table-cell>
          <table:table-cell table:style-name="ce33" office:value-type="string" calcext:value-type="string">
            <text:p>E5</text:p>
          </table:table-cell>
          <table:table-cell table:style-name="ce24" table:number-columns-repeated="2"/>
          <table:table-cell table:number-columns-repeated="1019"/>
        </table:table-row>
        <table:table-row table:style-name="ro2">
          <table:table-cell/>
          <table:table-cell table:style-name="ce28" office:value-type="string" calcext:value-type="string">
            <text:p>Falta de Entrosamento com equipe</text:p>
          </table:table-cell>
          <table:table-cell table:style-name="ce33" office:value-type="string" calcext:value-type="string">
            <text:p>E3</text:p>
          </table:table-cell>
          <table:table-cell table:style-name="ce24" table:number-columns-repeated="2"/>
          <table:table-cell table:number-columns-repeated="1019"/>
        </table:table-row>
        <table:table-row table:style-name="ro2">
          <table:table-cell/>
          <table:table-cell table:style-name="ce22" office:value-type="string" calcext:value-type="string">
            <text:p>não ter uma comunicação tão efetiva na daily</text:p>
          </table:table-cell>
          <table:table-cell table:style-name="ce33" office:value-type="string" calcext:value-type="string">
            <text:p>E1</text:p>
          </table:table-cell>
          <table:table-cell table:style-name="ce24" table:number-columns-repeated="2"/>
          <table:table-cell table:number-columns-repeated="1019"/>
        </table:table-row>
        <table:table-row table:style-name="ro2">
          <table:table-cell/>
          <table:table-cell table:style-name="ce26" office:value-type="string" calcext:value-type="string">
            <text:p>discussão de tarefas atual ineficiente</text:p>
          </table:table-cell>
          <table:table-cell table:style-name="ce33" office:value-type="string" calcext:value-type="string">
            <text:p>E3</text:p>
          </table:table-cell>
          <table:table-cell table:style-name="ce24" table:number-columns-repeated="2"/>
          <table:table-cell table:number-columns-repeated="1019"/>
        </table:table-row>
        <table:table-row table:style-name="ro2">
          <table:table-cell/>
          <table:table-cell table:style-name="ce26" office:value-type="string" calcext:value-type="string">
            <text:p>Comunicação atual deficiente</text:p>
          </table:table-cell>
          <table:table-cell table:style-name="ce33" office:value-type="string" calcext:value-type="string">
            <text:p>E1</text:p>
          </table:table-cell>
          <table:table-cell table:style-name="ce24" table:number-columns-repeated="2"/>
          <table:table-cell table:number-columns-repeated="1019"/>
        </table:table-row>
        <table:table-row table:style-name="ro2">
          <table:table-cell/>
          <table:table-cell table:style-name="ce26" office:value-type="string" calcext:value-type="string">
            <text:p>Os pares pouco se comunicam</text:p>
          </table:table-cell>
          <table:table-cell table:style-name="ce33" office:value-type="string" calcext:value-type="string">
            <text:p>E1</text:p>
          </table:table-cell>
          <table:table-cell table:style-name="ce24" table:number-columns-repeated="2"/>
          <table:table-cell table:style-name="ce44" table:number-columns-repeated="2"/>
          <table:table-cell table:number-columns-repeated="1017"/>
        </table:table-row>
        <table:table-row table:style-name="ro14">
          <table:table-cell/>
          <table:table-cell table:style-name="ce26" office:value-type="string" calcext:value-type="string">
            <text:p>Comunicação da equipe é razoável</text:p>
          </table:table-cell>
          <table:table-cell table:style-name="ce33" office:value-type="string" calcext:value-type="string">
            <text:p>E2</text:p>
          </table:table-cell>
          <table:table-cell table:style-name="ce24" table:number-columns-repeated="2"/>
          <table:table-cell table:style-name="ce45" table:number-columns-repeated="2"/>
          <table:table-cell table:number-columns-repeated="1017"/>
        </table:table-row>
        <table:table-row table:style-name="ro2">
          <table:table-cell/>
          <table:table-cell table:style-name="ce26" office:value-type="string" calcext:value-type="string">
            <text:p>Comunicação as vezes fica prejudicada</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2" office:value-type="string" calcext:value-type="string">
            <text:p>Nem todos os desenvolvedores respondem no grupo</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6" office:value-type="string" calcext:value-type="string">
            <text:p>Desenvolvedores não olham com frequência o grupo</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2" office:value-type="string" calcext:value-type="string">
            <text:p>Desenvolvedores não acompanham as agendas da equipe</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6" office:value-type="string" calcext:value-type="string">
            <text:p>Desenvolvedores não tiram dúvidas</text:p>
          </table:table-cell>
          <table:table-cell table:style-name="ce33" office:value-type="string" calcext:value-type="string">
            <text:p>E2</text:p>
          </table:table-cell>
          <table:table-cell table:style-name="ce24" table:number-columns-repeated="2"/>
          <table:table-cell table:number-columns-repeated="1019"/>
        </table:table-row>
        <table:table-row table:style-name="ro2">
          <table:table-cell/>
          <table:table-cell table:style-name="ce29" office:value-type="string" calcext:value-type="string">
            <text:p>falta de comunicação direta com o cliente</text:p>
          </table:table-cell>
          <table:table-cell table:style-name="ce33" office:value-type="string" calcext:value-type="string">
            <text:p>E1</text:p>
          </table:table-cell>
          <table:table-cell table:style-name="ce24" table:number-columns-repeated="2"/>
          <table:table-cell table:number-columns-repeated="1019"/>
        </table:table-row>
        <table:table-row table:style-name="ro2">
          <table:table-cell/>
          <table:table-cell table:style-name="ce29" office:value-type="string" calcext:value-type="string">
            <text:p>necessidade de perguntar ao membro mais experiente</text:p>
          </table:table-cell>
          <table:table-cell table:style-name="ce33" office:value-type="string" calcext:value-type="string">
            <text:p>E4</text:p>
          </table:table-cell>
          <table:table-cell table:style-name="ce24" table:number-columns-repeated="2"/>
          <table:table-cell table:number-columns-repeated="1019"/>
        </table:table-row>
        <table:table-row table:style-name="ro2">
          <table:table-cell/>
          <table:table-cell table:style-name="ce28" office:value-type="string" calcext:value-type="string">
            <text:p>necessidade de orientação por ter pouca experiência</text:p>
          </table:table-cell>
          <table:table-cell table:style-name="ce33" office:value-type="string" calcext:value-type="string">
            <text:p>E5</text:p>
          </table:table-cell>
          <table:table-cell table:style-name="ce24" table:number-columns-repeated="2"/>
          <table:table-cell table:number-columns-repeated="1019"/>
        </table:table-row>
        <table:table-row table:style-name="ro2">
          <table:table-cell/>
          <table:table-cell table:style-name="ce24" table:number-columns-repeated="4"/>
          <table:table-cell table:number-columns-repeated="1019"/>
        </table:table-row>
        <table:table-row table:style-name="ro2">
          <table:table-cell/>
          <table:table-cell table:style-name="ce21" office:value-type="string" calcext:value-type="string">
            <text:p>Conhecimento Técnico</text:p>
          </table:table-cell>
          <table:table-cell table:style-name="ce18" office:value-type="string" calcext:value-type="string">
            <text:p>Entrevistado</text:p>
          </table:table-cell>
          <table:table-cell table:style-name="ce24"/>
          <table:table-cell table:style-name="ce41" office:value-type="string" calcext:value-type="string">
            <text:p>Conhecimento Técnico(e4)</text:p>
          </table:table-cell>
          <table:table-cell table:number-columns-repeated="1019"/>
        </table:table-row>
        <table:table-row table:style-name="ro2">
          <table:table-cell/>
          <table:table-cell table:style-name="ce26" office:value-type="string" calcext:value-type="string">
            <text:p>Falta de conhecimento técnico por ser novato</text:p>
          </table:table-cell>
          <table:table-cell table:style-name="ce30" office:value-type="string" calcext:value-type="string">
            <text:p>E4</text:p>
          </table:table-cell>
          <table:table-cell table:style-name="ce24"/>
          <table:table-cell table:style-name="ce40" office:value-type="string" calcext:value-type="string">
            <text:p>Falta de Conhecimento Técnico(e4)</text:p>
          </table:table-cell>
          <table:table-cell table:style-name="ce46" table:number-columns-repeated="2"/>
          <table:table-cell table:number-columns-repeated="1017"/>
        </table:table-row>
        <table:table-row table:style-name="ro15">
          <table:table-cell/>
          <table:table-cell table:style-name="ce30" office:value-type="string" calcext:value-type="string">
            <text:p>questão técnica é uma barreira</text:p>
          </table:table-cell>
          <table:table-cell table:style-name="ce30" office:value-type="string" calcext:value-type="string">
            <text:p>E4</text:p>
          </table:table-cell>
          <table:table-cell table:style-name="ce24"/>
          <table:table-cell table:style-name="ce38"/>
          <table:table-cell table:style-name="ce45" table:number-columns-repeated="2"/>
          <table:table-cell table:number-columns-repeated="1017"/>
        </table:table-row>
        <table:table-row table:style-name="ro2">
          <table:table-cell/>
          <table:table-cell table:style-name="ce29" office:value-type="string" calcext:value-type="string">
            <text:p>necessidade de perguntar ao membro mais experiente</text:p>
          </table:table-cell>
          <table:table-cell table:style-name="ce30" office:value-type="string" calcext:value-type="string">
            <text:p>E4</text:p>
          </table:table-cell>
          <table:table-cell table:style-name="ce24" table:number-columns-repeated="2"/>
          <table:table-cell table:number-columns-repeated="1019"/>
        </table:table-row>
        <table:table-row table:style-name="ro2">
          <table:table-cell/>
          <table:table-cell table:style-name="ce24"/>
          <table:table-cell table:style-name="ce34"/>
          <table:table-cell table:style-name="ce24" table:number-columns-repeated="2"/>
          <table:table-cell table:number-columns-repeated="1019"/>
        </table:table-row>
        <table:table-row table:style-name="ro2">
          <table:table-cell/>
          <table:table-cell table:style-name="ce21" office:value-type="string" calcext:value-type="string">
            <text:p>Experiência Prática</text:p>
          </table:table-cell>
          <table:table-cell table:style-name="ce18" office:value-type="string" calcext:value-type="string">
            <text:p>Entrevistado</text:p>
          </table:table-cell>
          <table:table-cell table:style-name="ce24"/>
          <table:table-cell table:style-name="ce41" office:value-type="string" calcext:value-type="string">
            <text:p>Experiência Prática(e5)</text:p>
          </table:table-cell>
          <table:table-cell/>
          <table:table-cell table:style-name="ce48"/>
          <table:table-cell table:number-columns-repeated="1017"/>
        </table:table-row>
        <table:table-row table:style-name="ro16">
          <table:table-cell/>
          <table:table-cell table:style-name="ce26" office:value-type="string" calcext:value-type="string">
            <text:p>falta de experiência</text:p>
          </table:table-cell>
          <table:table-cell table:style-name="ce30" office:value-type="string" calcext:value-type="string">
            <text:p>E5</text:p>
          </table:table-cell>
          <table:table-cell table:style-name="ce24"/>
          <table:table-cell table:style-name="ce40" office:value-type="string" calcext:value-type="string">
            <text:p>Falta de Experiência(e5)</text:p>
            <text:p/>
          </table:table-cell>
          <table:table-cell table:number-columns-repeated="1019"/>
        </table:table-row>
        <table:table-row table:style-name="ro2">
          <table:table-cell/>
          <table:table-cell table:style-name="ce22" office:value-type="string" calcext:value-type="string">
            <text:p>muita dificuldade para compreender o código</text:p>
          </table:table-cell>
          <table:table-cell table:style-name="ce30" office:value-type="string" calcext:value-type="string">
            <text:p>E5</text:p>
          </table:table-cell>
          <table:table-cell table:style-name="ce24"/>
          <table:table-cell table:style-name="ce37" office:value-type="string" calcext:value-type="string">
            <text:p>Dificuldade de Compreensão do Código(e5)</text:p>
          </table:table-cell>
          <table:table-cell table:number-columns-repeated="1019"/>
        </table:table-row>
        <table:table-row table:style-name="ro2">
          <table:table-cell/>
          <table:table-cell table:style-name="ce22" office:value-type="string" calcext:value-type="string">
            <text:p>código diferente de experiências anteriores</text:p>
          </table:table-cell>
          <table:table-cell table:style-name="ce30" office:value-type="string" calcext:value-type="string">
            <text:p>E5</text:p>
          </table:table-cell>
          <table:table-cell table:style-name="ce24"/>
          <table:table-cell table:style-name="ce38"/>
          <table:table-cell table:number-columns-repeated="1019"/>
        </table:table-row>
        <table:table-row table:style-name="ro2">
          <table:table-cell/>
          <table:table-cell table:style-name="ce24"/>
          <table:table-cell table:style-name="ce34"/>
          <table:table-cell table:style-name="ce24" table:number-columns-repeated="2"/>
          <table:table-cell table:style-name="ce46" table:number-columns-repeated="2"/>
          <table:table-cell table:number-columns-repeated="1017"/>
        </table:table-row>
        <table:table-row table:style-name="ro12">
          <table:table-cell/>
          <table:table-cell table:style-name="ce21" office:value-type="string" calcext:value-type="string">
            <text:p>Comportamento Pessoal</text:p>
          </table:table-cell>
          <table:table-cell table:style-name="ce18" office:value-type="string" calcext:value-type="string">
            <text:p>Entrevistado</text:p>
          </table:table-cell>
          <table:table-cell table:style-name="ce24"/>
          <table:table-cell table:style-name="ce41" office:value-type="string" calcext:value-type="string">
            <text:p>Comportamento Pessoal(e2)</text:p>
          </table:table-cell>
          <table:table-cell table:number-columns-repeated="1019"/>
        </table:table-row>
        <table:table-row table:style-name="ro14">
          <table:table-cell/>
          <table:table-cell table:style-name="ce26" office:value-type="string" calcext:value-type="string">
            <text:p>Falta de Motivação </text:p>
          </table:table-cell>
          <table:table-cell table:style-name="ce30" office:value-type="string" calcext:value-type="string">
            <text:p>E2</text:p>
          </table:table-cell>
          <table:table-cell table:style-name="ce24"/>
          <table:table-cell table:style-name="ce40" office:value-type="string" calcext:value-type="string">
            <text:p>Falta de Motivação(e2)</text:p>
            <text:p/>
          </table:table-cell>
          <table:table-cell table:number-columns-repeated="1019"/>
        </table:table-row>
        <table:table-row table:style-name="ro2">
          <table:table-cell/>
          <table:table-cell table:style-name="ce26" office:value-type="string" calcext:value-type="string">
            <text:p>Distrações</text:p>
          </table:table-cell>
          <table:table-cell table:style-name="ce30" office:value-type="string" calcext:value-type="string">
            <text:p>E2</text:p>
          </table:table-cell>
          <table:table-cell table:style-name="ce24"/>
          <table:table-cell table:style-name="ce37" office:value-type="string" calcext:value-type="string">
            <text:p>Distração(e2)</text:p>
          </table:table-cell>
          <table:table-cell table:number-columns-repeated="1019"/>
        </table:table-row>
        <table:table-row table:style-name="ro1" table:number-rows-repeated="18">
          <table:table-cell table:number-columns-repeated="1024"/>
        </table:table-row>
        <table:table-row table:style-name="ro2">
          <table:table-cell/>
          <table:table-cell table:style-name="ce31"/>
          <table:table-cell table:number-columns-repeated="1022"/>
        </table:table-row>
        <table:table-row table:style-name="ro2">
          <table:table-cell table:number-columns-repeated="5"/>
          <table:table-cell table:style-name="ce44" table:number-columns-repeated="2"/>
          <table:table-cell table:number-columns-repeated="1017"/>
        </table:table-row>
        <table:table-row table:style-name="ro2">
          <table:table-cell table:number-columns-repeated="5"/>
          <table:table-cell table:style-name="ce47" table:number-columns-repeated="2"/>
          <table:table-cell table:number-columns-repeated="1017"/>
        </table:table-row>
        <table:table-row table:style-name="ro1" table:number-rows-repeated="2">
          <table:table-cell table:number-columns-repeated="1024"/>
        </table:table-row>
        <table:table-row table:style-name="ro2" table:number-rows-repeated="2">
          <table:table-cell/>
          <table:table-cell table:style-name="ce31"/>
          <table:table-cell table:number-columns-repeated="1022"/>
        </table:table-row>
        <table:table-row table:style-name="ro1">
          <table:table-cell table:number-columns-repeated="1024"/>
        </table:table-row>
        <table:table-row table:style-name="ro2">
          <table:table-cell table:number-columns-repeated="5"/>
          <table:table-cell table:style-name="ce44" table:number-columns-repeated="2"/>
          <table:table-cell table:number-columns-repeated="1017"/>
        </table:table-row>
        <table:table-row table:style-name="ro2">
          <table:table-cell table:number-columns-repeated="5"/>
          <table:table-cell table:style-name="ce45" table:number-columns-repeated="2"/>
          <table:table-cell table:number-columns-repeated="1017"/>
        </table:table-row>
        <table:table-row table:style-name="ro2" table:number-rows-repeated="2">
          <table:table-cell table:number-columns-repeated="5"/>
          <table:table-cell table:style-name="ce43" table:number-columns-repeated="2"/>
          <table:table-cell table:number-columns-repeated="1017"/>
        </table:table-row>
        <table:table-row table:style-name="ro1" table:number-rows-repeated="2">
          <table:table-cell table:number-columns-repeated="1024"/>
        </table:table-row>
        <table:table-row table:style-name="ro2">
          <table:table-cell table:number-columns-repeated="5"/>
          <table:table-cell table:style-name="ce44" table:number-columns-repeated="2"/>
          <table:table-cell table:number-columns-repeated="1017"/>
        </table:table-row>
        <table:table-row table:style-name="ro2">
          <table:table-cell table:number-columns-repeated="5"/>
          <table:table-cell table:style-name="ce45" table:number-columns-repeated="2"/>
          <table:table-cell table:number-columns-repeated="1017"/>
        </table:table-row>
        <table:table-row table:style-name="ro1">
          <table:table-cell table:number-columns-repeated="1024"/>
        </table:table-row>
        <table:table-row table:style-name="ro2">
          <table:table-cell table:number-columns-repeated="4"/>
          <table:table-cell table:style-name="ce43"/>
          <table:table-cell table:number-columns-repeated="1019"/>
        </table:table-row>
        <table:table-row table:style-name="ro1" table:number-rows-repeated="10484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spostas_20_e_20_Códificação_20_Nível_20_1" style:display-name="PageStyle_Respostas e Códificação Nível 1" style:page-layout-name="Mpm3">
      <style:header style:display="false"/>
      <style:header-left style:display="false"/>
      <style:footer style:display="false"/>
      <style:footer-left style:display="false"/>
    </style:master-page>
    <style:master-page style:name="PageStyle_5f_Categorização_20_e_20_Refinamento_20_dos_20_Códigos" style:display-name="PageStyle_Categorização e Refinamento dos Códig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7" meta:object-count="0"/>
    <meta:generator>LibreOfficeDev/6.0.5.2$Linux_X86_64 LibreOffice_project/</meta:generator>
  </office:meta>
</office:document-meta>
</file>